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color="#FF0000"/>
    </style:style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Summary" table:style-name="ta1">
        <table:table-column table:style-name="co1" table:number-columns-repeated="16384" table:default-cell-style-name="ce1"/>
        <table:table-row table:style-name="ro1">
          <table:table-cell office:value-type="string" table:style-name="ce2">
            <text:p>sampler</text:p>
          </table:table-cell>
          <table:table-cell office:value-type="string" table:style-name="ce2">
            <text:p>count</text:p>
          </table:table-cell>
          <table:table-cell office:value-type="string" table:style-name="ce2">
            <text:p>average</text:p>
          </table:table-cell>
          <table:table-cell office:value-type="string" table:style-name="ce2">
            <text:p>min</text:p>
          </table:table-cell>
          <table:table-cell office:value-type="string" table:style-name="ce2">
            <text:p>max</text:p>
          </table:table-cell>
          <table:table-cell office:value-type="string" table:style-name="ce2">
            <text:p>stddev</text:p>
          </table:table-cell>
          <table:table-cell office:value-type="string" table:style-name="ce2">
            <text:p>error%</text:p>
          </table:table-cell>
          <table:table-cell office:value-type="string" table:style-name="ce2">
            <text:p>rate</text:p>
          </table:table-cell>
          <table:table-cell office:value-type="string" table:style-name="ce2">
            <text:p>bandwidth</text:p>
          </table:table-cell>
          <table:table-cell office:value-type="string" table:style-name="ce2">
            <text:p>bytes</text:p>
          </table:table-cell>
          <table:table-cell table:number-columns-repeated="16374" table:style-name="ce2"/>
        </table:table-row>
        <table:table-row table:style-name="ro1">
          <table:table-cell office:value-type="string" table:style-name="ce1">
            <text:p>TC0004_UpdatePlanDetails:/login.html</text:p>
          </table:table-cell>
          <table:table-cell office:value-type="float" office:value="40" table:style-name="ce1">
            <text:p>40</text:p>
          </table:table-cell>
          <table:table-cell office:value-type="float" office:value="58" table:style-name="ce1">
            <text:p>58</text:p>
          </table:table-cell>
          <table:table-cell office:value-type="float" office:value="2" table:style-name="ce1">
            <text:p>2</text:p>
          </table:table-cell>
          <table:table-cell office:value-type="float" office:value="136" table:style-name="ce1">
            <text:p>136</text:p>
          </table:table-cell>
          <table:table-cell office:value-type="float" office:value="50.555903463393797" table:style-name="ce1">
            <text:p>50.55590346</text:p>
          </table:table-cell>
          <table:table-cell office:value-type="float" office:value="0" table:style-name="ce1">
            <text:p>0</text:p>
          </table:table-cell>
          <table:table-cell office:value-type="float" office:value="6.3461843566555602" table:style-name="ce1">
            <text:p>6.346184357</text:p>
          </table:table-cell>
          <table:table-cell office:value-type="float" office:value="9.1164425670315694" table:style-name="ce1">
            <text:p>9.11644256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in.html</text:p>
          </table:table-cell>
          <table:table-cell office:value-type="float" office:value="40" table:style-name="ce1">
            <text:p>40</text:p>
          </table:table-cell>
          <table:table-cell office:value-type="float" office:value="52" table:style-name="ce1">
            <text:p>52</text:p>
          </table:table-cell>
          <table:table-cell office:value-type="float" office:value="2" table:style-name="ce1">
            <text:p>2</text:p>
          </table:table-cell>
          <table:table-cell office:value-type="float" office:value="443" table:style-name="ce1">
            <text:p>443</text:p>
          </table:table-cell>
          <table:table-cell office:value-type="float" office:value="83.762965414316596" table:style-name="ce1">
            <text:p>83.76296541</text:p>
          </table:table-cell>
          <table:table-cell office:value-type="float" office:value="0" table:style-name="ce1">
            <text:p>0</text:p>
          </table:table-cell>
          <table:table-cell office:value-type="float" office:value="6.4536947402387801" table:style-name="ce1">
            <text:p>6.45369474</text:p>
          </table:table-cell>
          <table:table-cell office:value-type="float" office:value="9.2708837528234902" table:style-name="ce1">
            <text:p>9.27088375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in.html</text:p>
          </table:table-cell>
          <table:table-cell office:value-type="float" office:value="40" table:style-name="ce1">
            <text:p>40</text:p>
          </table:table-cell>
          <table:table-cell office:value-type="float" office:value="61" table:style-name="ce1">
            <text:p>61</text:p>
          </table:table-cell>
          <table:table-cell office:value-type="float" office:value="2" table:style-name="ce1">
            <text:p>2</text:p>
          </table:table-cell>
          <table:table-cell office:value-type="float" office:value="140" table:style-name="ce1">
            <text:p>140</text:p>
          </table:table-cell>
          <table:table-cell office:value-type="float" office:value="57.914074282509198" table:style-name="ce1">
            <text:p>57.91407428</text:p>
          </table:table-cell>
          <table:table-cell office:value-type="float" office:value="0" table:style-name="ce1">
            <text:p>0</text:p>
          </table:table-cell>
          <table:table-cell office:value-type="float" office:value="6.35424940428911" table:style-name="ce1">
            <text:p>6.354249404</text:p>
          </table:table-cell>
          <table:table-cell office:value-type="float" office:value="9.1280281969817292" table:style-name="ce1">
            <text:p>9.12802819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in.html</text:p>
          </table:table-cell>
          <table:table-cell office:value-type="float" office:value="40" table:style-name="ce1">
            <text:p>40</text:p>
          </table:table-cell>
          <table:table-cell office:value-type="float" office:value="57" table:style-name="ce1">
            <text:p>57</text:p>
          </table:table-cell>
          <table:table-cell office:value-type="float" office:value="2" table:style-name="ce1">
            <text:p>2</text:p>
          </table:table-cell>
          <table:table-cell office:value-type="float" office:value="343" table:style-name="ce1">
            <text:p>343</text:p>
          </table:table-cell>
          <table:table-cell office:value-type="float" office:value="103.929179612849" table:style-name="ce1">
            <text:p>103.9291796</text:p>
          </table:table-cell>
          <table:table-cell office:value-type="float" office:value="0" table:style-name="ce1">
            <text:p>0</text:p>
          </table:table-cell>
          <table:table-cell office:value-type="float" office:value="6.5030076410339701" table:style-name="ce1">
            <text:p>6.503007641</text:p>
          </table:table-cell>
          <table:table-cell office:value-type="float" office:value="9.3417228905868903" table:style-name="ce1">
            <text:p>9.34172289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in.html</text:p>
          </table:table-cell>
          <table:table-cell office:value-type="float" office:value="40" table:style-name="ce1">
            <text:p>40</text:p>
          </table:table-cell>
          <table:table-cell office:value-type="float" office:value="78" table:style-name="ce1">
            <text:p>78</text:p>
          </table:table-cell>
          <table:table-cell office:value-type="float" office:value="2" table:style-name="ce1">
            <text:p>2</text:p>
          </table:table-cell>
          <table:table-cell office:value-type="float" office:value="187" table:style-name="ce1">
            <text:p>187</text:p>
          </table:table-cell>
          <table:table-cell office:value-type="float" office:value="73.945993806290801" table:style-name="ce1">
            <text:p>73.94599381</text:p>
          </table:table-cell>
          <table:table-cell office:value-type="float" office:value="0" table:style-name="ce1">
            <text:p>0</text:p>
          </table:table-cell>
          <table:table-cell office:value-type="float" office:value="6.8563592732259098" table:style-name="ce1">
            <text:p>6.856359273</text:p>
          </table:table-cell>
          <table:table-cell office:value-type="float" office:value="9.8493207919094896" table:style-name="ce1">
            <text:p>9.84932079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in.html</text:p>
          </table:table-cell>
          <table:table-cell office:value-type="float" office:value="40" table:style-name="ce1">
            <text:p>40</text:p>
          </table:table-cell>
          <table:table-cell office:value-type="float" office:value="80" table:style-name="ce1">
            <text:p>80</text:p>
          </table:table-cell>
          <table:table-cell office:value-type="float" office:value="2" table:style-name="ce1">
            <text:p>2</text:p>
          </table:table-cell>
          <table:table-cell office:value-type="float" office:value="326" table:style-name="ce1">
            <text:p>326</text:p>
          </table:table-cell>
          <table:table-cell office:value-type="float" office:value="129.56070970784299" table:style-name="ce1">
            <text:p>129.5607097</text:p>
          </table:table-cell>
          <table:table-cell office:value-type="float" office:value="0" table:style-name="ce1">
            <text:p>0</text:p>
          </table:table-cell>
          <table:table-cell office:value-type="float" office:value="7.1710290426676204" table:style-name="ce1">
            <text:p>7.171029043</text:p>
          </table:table-cell>
          <table:table-cell office:value-type="float" office:value="10.301351290785201" table:style-name="ce1">
            <text:p>10.3013512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4_UpdatePlanDetails:/login.do</text:p>
          </table:table-cell>
          <table:table-cell office:value-type="float" office:value="20" table:style-name="ce3">
            <text:p>20</text:p>
          </table:table-cell>
          <table:table-cell office:value-type="float" office:value="2920" table:style-name="ce3">
            <text:p>2920</text:p>
          </table:table-cell>
          <table:table-cell office:value-type="float" office:value="147" table:style-name="ce3">
            <text:p>147</text:p>
          </table:table-cell>
          <table:table-cell office:value-type="float" office:value="5981" table:style-name="ce3">
            <text:p>5981</text:p>
          </table:table-cell>
          <table:table-cell office:value-type="float" office:value="2427.9053111684502" table:style-name="ce3">
            <text:p>2427.905311</text:p>
          </table:table-cell>
          <table:table-cell office:value-type="float" office:value="0" table:style-name="ce3">
            <text:p>0</text:p>
          </table:table-cell>
          <table:table-cell office:value-type="float" office:value="3.3366700033366699" table:style-name="ce3">
            <text:p>3.336670003</text:p>
          </table:table-cell>
          <table:table-cell office:value-type="float" office:value="81.567407251001001" table:style-name="ce3">
            <text:p>81.56740725</text:p>
          </table:table-cell>
          <table:table-cell office:value-type="float" office:value="25032.45" table:style-name="ce3">
            <text:p>25032.4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0_AddFlow:/login.html</text:p>
          </table:table-cell>
          <table:table-cell office:value-type="float" office:value="60" table:style-name="ce1">
            <text:p>60</text:p>
          </table:table-cell>
          <table:table-cell office:value-type="float" office:value="72" table:style-name="ce1">
            <text:p>72</text:p>
          </table:table-cell>
          <table:table-cell office:value-type="float" office:value="2" table:style-name="ce1">
            <text:p>2</text:p>
          </table:table-cell>
          <table:table-cell office:value-type="float" office:value="292" table:style-name="ce1">
            <text:p>292</text:p>
          </table:table-cell>
          <table:table-cell office:value-type="float" office:value="105.715670813534" table:style-name="ce1">
            <text:p>105.7156708</text:p>
          </table:table-cell>
          <table:table-cell office:value-type="float" office:value="0" table:style-name="ce1">
            <text:p>0</text:p>
          </table:table-cell>
          <table:table-cell office:value-type="float" office:value="10.718113612004201" table:style-name="ce1">
            <text:p>10.71811361</text:p>
          </table:table-cell>
          <table:table-cell office:value-type="float" office:value="15.396821409431899" table:style-name="ce1">
            <text:p>15.3968214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;jsessionid=1vunvdm5lq1v614sgl9t7lzpr4</text:p>
          </table:table-cell>
          <table:table-cell office:value-type="float" office:value="20" table:style-name="ce1">
            <text:p>20</text:p>
          </table:table-cell>
          <table:table-cell office:value-type="float" office:value="44" table:style-name="ce1">
            <text:p>44</text:p>
          </table:table-cell>
          <table:table-cell office:value-type="float" office:value="2" table:style-name="ce1">
            <text:p>2</text:p>
          </table:table-cell>
          <table:table-cell office:value-type="float" office:value="203" table:style-name="ce1">
            <text:p>203</text:p>
          </table:table-cell>
          <table:table-cell office:value-type="float" office:value="66.107091147621901" table:style-name="ce1">
            <text:p>66.10709115</text:p>
          </table:table-cell>
          <table:table-cell office:value-type="float" office:value="0" table:style-name="ce1">
            <text:p>0</text:p>
          </table:table-cell>
          <table:table-cell office:value-type="float" office:value="3.4176349965823598" table:style-name="ce1">
            <text:p>3.417634997</text:p>
          </table:table-cell>
          <table:table-cell office:value-type="float" office:value="0.360453691045796" table:style-name="ce1">
            <text:p>0.360453691</text:p>
          </table:table-cell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05_AddNewEvents:/login.do</text:p>
          </table:table-cell>
          <table:table-cell office:value-type="float" office:value="20" table:style-name="ce3">
            <text:p>20</text:p>
          </table:table-cell>
          <table:table-cell office:value-type="float" office:value="3973" table:style-name="ce3">
            <text:p>3973</text:p>
          </table:table-cell>
          <table:table-cell office:value-type="float" office:value="146" table:style-name="ce3">
            <text:p>146</text:p>
          </table:table-cell>
          <table:table-cell office:value-type="float" office:value="5946" table:style-name="ce3">
            <text:p>5946</text:p>
          </table:table-cell>
          <table:table-cell office:value-type="float" office:value="2042.7702146839699" table:style-name="ce3">
            <text:p>2042.770215</text:p>
          </table:table-cell>
          <table:table-cell office:value-type="float" office:value="0" table:style-name="ce3">
            <text:p>0</text:p>
          </table:table-cell>
          <table:table-cell office:value-type="float" office:value="3.3613445378151199" table:style-name="ce3">
            <text:p>3.361344538</text:p>
          </table:table-cell>
          <table:table-cell office:value-type="float" office:value="78.078387605041996" table:style-name="ce3">
            <text:p>78.07838761</text:p>
          </table:table-cell>
          <table:table-cell office:value-type="float" office:value="23785.8" table:style-name="ce3">
            <text:p>23785.8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11_UpdatePhase:/login.html</text:p>
          </table:table-cell>
          <table:table-cell office:value-type="float" office:value="40" table:style-name="ce1">
            <text:p>40</text:p>
          </table:table-cell>
          <table:table-cell office:value-type="float" office:value="85" table:style-name="ce1">
            <text:p>85</text:p>
          </table:table-cell>
          <table:table-cell office:value-type="float" office:value="2" table:style-name="ce1">
            <text:p>2</text:p>
          </table:table-cell>
          <table:table-cell office:value-type="float" office:value="238" table:style-name="ce1">
            <text:p>238</text:p>
          </table:table-cell>
          <table:table-cell office:value-type="float" office:value="97.252236478139594" table:style-name="ce1">
            <text:p>97.25223648</text:p>
          </table:table-cell>
          <table:table-cell office:value-type="float" office:value="0" table:style-name="ce1">
            <text:p>0</text:p>
          </table:table-cell>
          <table:table-cell office:value-type="float" office:value="5.9435364041604704" table:style-name="ce1">
            <text:p>5.943536404</text:p>
          </table:table-cell>
          <table:table-cell office:value-type="float" office:value="8.5380293462109904" table:style-name="ce1">
            <text:p>8.53802934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in.html</text:p>
          </table:table-cell>
          <table:table-cell office:value-type="float" office:value="40" table:style-name="ce1">
            <text:p>40</text:p>
          </table:table-cell>
          <table:table-cell office:value-type="float" office:value="25" table:style-name="ce1">
            <text:p>25</text:p>
          </table:table-cell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float" office:value="45.848657286773403" table:style-name="ce1">
            <text:p>45.84865729</text:p>
          </table:table-cell>
          <table:table-cell office:value-type="float" office:value="0" table:style-name="ce1">
            <text:p>0</text:p>
          </table:table-cell>
          <table:table-cell office:value-type="float" office:value="1.5009380863039301" table:style-name="ce1">
            <text:p>1.500938086</text:p>
          </table:table-cell>
          <table:table-cell office:value-type="float" office:value="2.156132739212" table:style-name="ce1">
            <text:p>2.15613273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in.do</text:p>
          </table:table-cell>
          <table:table-cell office:value-type="float" office:value="20" table:style-name="ce1">
            <text:p>20</text:p>
          </table:table-cell>
          <table:table-cell office:value-type="float" office:value="4653" table:style-name="ce1">
            <text:p>4653</text:p>
          </table:table-cell>
          <table:table-cell office:value-type="float" office:value="355" table:style-name="ce1">
            <text:p>355</text:p>
          </table:table-cell>
          <table:table-cell office:value-type="float" office:value="5164" table:style-name="ce1">
            <text:p>5164</text:p>
          </table:table-cell>
          <table:table-cell office:value-type="float" office:value="1009.5582140223499" table:style-name="ce1">
            <text:p>1009.558214</text:p>
          </table:table-cell>
          <table:table-cell office:value-type="float" office:value="0" table:style-name="ce1">
            <text:p>0</text:p>
          </table:table-cell>
          <table:table-cell office:value-type="float" office:value="3.8654812524159201" table:style-name="ce1">
            <text:p>3.865481252</text:p>
          </table:table-cell>
          <table:table-cell office:value-type="float" office:value="89.788636693080704" table:style-name="ce1">
            <text:p>89.78863669</text:p>
          </table:table-cell>
          <table:table-cell office:value-type="float" office:value="23785.8" table:style-name="ce1">
            <text:p>23785.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home</text:p>
          </table:table-cell>
          <table:table-cell office:value-type="float" office:value="20" table:style-name="ce1">
            <text:p>20</text:p>
          </table:table-cell>
          <table:table-cell office:value-type="float" office:value="142" table:style-name="ce1">
            <text:p>142</text:p>
          </table:table-cell>
          <table:table-cell office:value-type="float" office:value="5" table:style-name="ce1">
            <text:p>5</text:p>
          </table:table-cell>
          <table:table-cell office:value-type="float" office:value="999" table:style-name="ce1">
            <text:p>999</text:p>
          </table:table-cell>
          <table:table-cell office:value-type="float" office:value="259.29517928414998" table:style-name="ce1">
            <text:p>259.2951793</text:p>
          </table:table-cell>
          <table:table-cell office:value-type="float" office:value="0" table:style-name="ce1">
            <text:p>0</text:p>
          </table:table-cell>
          <table:table-cell office:value-type="float" office:value="3.4118048447628699" table:style-name="ce1">
            <text:p>3.411804845</text:p>
          </table:table-cell>
          <table:table-cell office:value-type="float" office:value="4.9011376236779203" table:style-name="ce1">
            <text:p>4.901137624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in.html</text:p>
          </table:table-cell>
          <table:table-cell office:value-type="float" office:value="60" table:style-name="ce1">
            <text:p>60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219" table:style-name="ce1">
            <text:p>219</text:p>
          </table:table-cell>
          <table:table-cell office:value-type="float" office:value="80.461992407733803" table:style-name="ce1">
            <text:p>80.46199241</text:p>
          </table:table-cell>
          <table:table-cell office:value-type="float" office:value="0" table:style-name="ce1">
            <text:p>0</text:p>
          </table:table-cell>
          <table:table-cell office:value-type="float" office:value="2.4473813020068498" table:style-name="ce1">
            <text:p>2.447381302</text:p>
          </table:table-cell>
          <table:table-cell office:value-type="float" office:value="3.5157206008321098" table:style-name="ce1">
            <text:p>3.51572060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in.do</text:p>
          </table:table-cell>
          <table:table-cell office:value-type="float" office:value="20" table:style-name="ce1">
            <text:p>20</text:p>
          </table:table-cell>
          <table:table-cell office:value-type="float" office:value="3581" table:style-name="ce1">
            <text:p>3581</text:p>
          </table:table-cell>
          <table:table-cell office:value-type="float" office:value="298" table:style-name="ce1">
            <text:p>298</text:p>
          </table:table-cell>
          <table:table-cell office:value-type="float" office:value="5069" table:style-name="ce1">
            <text:p>5069</text:p>
          </table:table-cell>
          <table:table-cell office:value-type="float" office:value="1416.5628992388499" table:style-name="ce1">
            <text:p>1416.562899</text:p>
          </table:table-cell>
          <table:table-cell office:value-type="float" office:value="0" table:style-name="ce1">
            <text:p>0</text:p>
          </table:table-cell>
          <table:table-cell office:value-type="float" office:value="3.9455513908068598" table:style-name="ce1">
            <text:p>3.945551391</text:p>
          </table:table-cell>
          <table:table-cell office:value-type="float" office:value="82.046084348490794" table:style-name="ce1">
            <text:p>82.04608435</text:p>
          </table:table-cell>
          <table:table-cell office:value-type="float" office:value="21293.65" table:style-name="ce1">
            <text:p>21293.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</text:p>
          </table:table-cell>
          <table:table-cell office:value-type="float" office:value="40" table:style-name="ce1">
            <text:p>40</text:p>
          </table:table-cell>
          <table:table-cell office:value-type="float" office:value="138" table:style-name="ce1">
            <text:p>138</text:p>
          </table:table-cell>
          <table:table-cell office:value-type="float" office:value="2" table:style-name="ce1">
            <text:p>2</text:p>
          </table:table-cell>
          <table:table-cell office:value-type="float" office:value="4630" table:style-name="ce1">
            <text:p>4630</text:p>
          </table:table-cell>
          <table:table-cell office:value-type="float" office:value="720.56920859484399" table:style-name="ce1">
            <text:p>720.5692086</text:p>
          </table:table-cell>
          <table:table-cell office:value-type="float" office:value="0" table:style-name="ce1">
            <text:p>0</text:p>
          </table:table-cell>
          <table:table-cell office:value-type="float" office:value="6.6258075202915299" table:style-name="ce1">
            <text:p>6.62580752</text:p>
          </table:table-cell>
          <table:table-cell office:value-type="float" office:value="9.3673647921152892" table:style-name="ce1">
            <text:p>9.367364792</text:p>
          </table:table-cell>
          <table:table-cell office:value-type="float" office:value="1447.7" table:style-name="ce1">
            <text:p>1447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in.do</text:p>
          </table:table-cell>
          <table:table-cell office:value-type="float" office:value="20" table:style-name="ce1">
            <text:p>20</text:p>
          </table:table-cell>
          <table:table-cell office:value-type="float" office:value="4637" table:style-name="ce1">
            <text:p>4637</text:p>
          </table:table-cell>
          <table:table-cell office:value-type="float" office:value="282" table:style-name="ce1">
            <text:p>282</text:p>
          </table:table-cell>
          <table:table-cell office:value-type="float" office:value="5961" table:style-name="ce1">
            <text:p>5961</text:p>
          </table:table-cell>
          <table:table-cell office:value-type="float" office:value="1400.50402623484" table:style-name="ce1">
            <text:p>1400.504026</text:p>
          </table:table-cell>
          <table:table-cell office:value-type="float" office:value="0" table:style-name="ce1">
            <text:p>0</text:p>
          </table:table-cell>
          <table:table-cell office:value-type="float" office:value="3.3416875522138598" table:style-name="ce1">
            <text:p>3.341687552</text:p>
          </table:table-cell>
          <table:table-cell office:value-type="float" office:value="81.688596491227997" table:style-name="ce1">
            <text:p>81.68859649</text:p>
          </table:table-cell>
          <table:table-cell office:value-type="float" office:value="25032" table:style-name="ce1">
            <text:p>2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login.html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200" table:style-name="ce1">
            <text:p>200</text:p>
          </table:table-cell>
          <table:table-cell office:value-type="float" office:value="90.988237563984001" table:style-name="ce1">
            <text:p>90.98823756</text:p>
          </table:table-cell>
          <table:table-cell office:value-type="float" office:value="0" table:style-name="ce1">
            <text:p>0</text:p>
          </table:table-cell>
          <table:table-cell office:value-type="float" office:value="1.50557061126166" table:style-name="ce1">
            <text:p>1.505570611</text:p>
          </table:table-cell>
          <table:table-cell office:value-type="float" office:value="2.1627874698885798" table:style-name="ce1">
            <text:p>2.1627874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in.html</text:p>
          </table:table-cell>
          <table:table-cell office:value-type="float" office:value="40" table:style-name="ce1">
            <text:p>40</text:p>
          </table:table-cell>
          <table:table-cell office:value-type="float" office:value="92" table:style-name="ce1">
            <text:p>92</text:p>
          </table:table-cell>
          <table:table-cell office:value-type="float" office:value="2" table:style-name="ce1">
            <text:p>2</text:p>
          </table:table-cell>
          <table:table-cell office:value-type="float" office:value="337" table:style-name="ce1">
            <text:p>337</text:p>
          </table:table-cell>
          <table:table-cell office:value-type="float" office:value="97.551624153573101" table:style-name="ce1">
            <text:p>97.55162415</text:p>
          </table:table-cell>
          <table:table-cell office:value-type="float" office:value="0" table:style-name="ce1">
            <text:p>0</text:p>
          </table:table-cell>
          <table:table-cell office:value-type="float" office:value="1.5029118917903399" table:style-name="ce1">
            <text:p>1.502911892</text:p>
          </table:table-cell>
          <table:table-cell office:value-type="float" office:value="2.1589681570542898" table:style-name="ce1">
            <text:p>2.158968157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in.html</text:p>
          </table:table-cell>
          <table:table-cell office:value-type="float" office:value="40" table:style-name="ce1">
            <text:p>40</text:p>
          </table:table-cell>
          <table:table-cell office:value-type="float" office:value="750" table:style-name="ce1">
            <text:p>750</text:p>
          </table:table-cell>
          <table:table-cell office:value-type="float" office:value="2" table:style-name="ce1">
            <text:p>2</text:p>
          </table:table-cell>
          <table:table-cell office:value-type="float" office:value="3699" table:style-name="ce1">
            <text:p>3699</text:p>
          </table:table-cell>
          <table:table-cell office:value-type="float" office:value="1372.4028371801001" table:style-name="ce1">
            <text:p>1372.402837</text:p>
          </table:table-cell>
          <table:table-cell office:value-type="float" office:value="0" table:style-name="ce1">
            <text:p>0</text:p>
          </table:table-cell>
          <table:table-cell office:value-type="float" office:value="1.5876165905933699" table:style-name="ce1">
            <text:p>1.587616591</text:p>
          </table:table-cell>
          <table:table-cell office:value-type="float" office:value="2.2806484421512199" table:style-name="ce1">
            <text:p>2.28064844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plan</text:p>
          </table:table-cell>
          <table:table-cell office:value-type="float" office:value="100" table:style-name="ce1">
            <text:p>100</text:p>
          </table:table-cell>
          <table:table-cell office:value-type="float" office:value="136" table:style-name="ce1">
            <text:p>136</text:p>
          </table:table-cell>
          <table:table-cell office:value-type="float" office:value="3" table:style-name="ce1">
            <text:p>3</text:p>
          </table:table-cell>
          <table:table-cell office:value-type="float" office:value="1540" table:style-name="ce1">
            <text:p>1540</text:p>
          </table:table-cell>
          <table:table-cell office:value-type="float" office:value="334.40787131884298" table:style-name="ce1">
            <text:p>334.4078713</text:p>
          </table:table-cell>
          <table:table-cell office:value-type="float" office:value="0" table:style-name="ce1">
            <text:p>0</text:p>
          </table:table-cell>
          <table:table-cell office:value-type="float" office:value="17.771459036786901" table:style-name="ce1">
            <text:p>17.77145904</text:p>
          </table:table-cell>
          <table:table-cell office:value-type="float" office:value="6.1332359605473599" table:style-name="ce1">
            <text:p>6.133235961</text:p>
          </table:table-cell>
          <table:table-cell office:value-type="float" office:value="353.4" table:style-name="ce1">
            <text:p>353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;jsessionid=1xt36437vclwczwcyw7iqm4eq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2" table:style-name="ce1">
            <text:p>2</text:p>
          </table:table-cell>
          <table:table-cell office:value-type="float" office:value="211" table:style-name="ce1">
            <text:p>211</text:p>
          </table:table-cell>
          <table:table-cell office:value-type="float" office:value="45.070389392593398" table:style-name="ce1">
            <text:p>45.07038939</text:p>
          </table:table-cell>
          <table:table-cell office:value-type="float" office:value="0" table:style-name="ce1">
            <text:p>0</text:p>
          </table:table-cell>
          <table:table-cell office:value-type="float" office:value="3.6489691662105401" table:style-name="ce1">
            <text:p>3.648969166</text:p>
          </table:table-cell>
          <table:table-cell office:value-type="float" office:value="0.38485221674876802" table:style-name="ce1">
            <text:p>0.384852217</text:p>
          </table:table-cell>
          <table:table-cell office:value-type="float" office:value="108" table:style-name="ce1">
            <text:p>10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in.do</text:p>
          </table:table-cell>
          <table:table-cell office:value-type="float" office:value="20" table:style-name="ce1">
            <text:p>20</text:p>
          </table:table-cell>
          <table:table-cell office:value-type="float" office:value="4348" table:style-name="ce1">
            <text:p>4348</text:p>
          </table:table-cell>
          <table:table-cell office:value-type="float" office:value="395" table:style-name="ce1">
            <text:p>395</text:p>
          </table:table-cell>
          <table:table-cell office:value-type="float" office:value="5901" table:style-name="ce1">
            <text:p>5901</text:p>
          </table:table-cell>
          <table:table-cell office:value-type="float" office:value="1434.2729334056301" table:style-name="ce1">
            <text:p>1434.272933</text:p>
          </table:table-cell>
          <table:table-cell office:value-type="float" office:value="0" table:style-name="ce1">
            <text:p>0</text:p>
          </table:table-cell>
          <table:table-cell office:value-type="float" office:value="3.38810774182619" table:style-name="ce1">
            <text:p>3.388107742</text:p>
          </table:table-cell>
          <table:table-cell office:value-type="float" office:value="74.576916663137396" table:style-name="ce1">
            <text:p>74.57691666</text:p>
          </table:table-cell>
          <table:table-cell office:value-type="float" office:value="22539.65" table:style-name="ce1">
            <text:p>22539.6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;jsessionid=1565r9oy88ew89gf57ypx1c4</text:p>
          </table:table-cell>
          <table:table-cell office:value-type="float" office:value="20" table:style-name="ce1">
            <text:p>20</text:p>
          </table:table-cell>
          <table:table-cell office:value-type="float" office:value="81" table:style-name="ce1">
            <text:p>81</text:p>
          </table:table-cell>
          <table:table-cell office:value-type="float" office:value="2" table:style-name="ce1">
            <text:p>2</text:p>
          </table:table-cell>
          <table:table-cell office:value-type="float" office:value="998" table:style-name="ce1">
            <text:p>998</text:p>
          </table:table-cell>
          <table:table-cell office:value-type="float" office:value="228.158163342888" table:style-name="ce1">
            <text:p>228.1581633</text:p>
          </table:table-cell>
          <table:table-cell office:value-type="float" office:value="0" table:style-name="ce1">
            <text:p>0</text:p>
          </table:table-cell>
          <table:table-cell office:value-type="float" office:value="4.19463087248322" table:style-name="ce1">
            <text:p>4.194630872</text:p>
          </table:table-cell>
          <table:table-cell office:value-type="float" office:value="1.2798949376048601" table:style-name="ce1">
            <text:p>1.279894938</text:p>
          </table:table-cell>
          <table:table-cell office:value-type="float" office:value="312.45" table:style-name="ce1">
            <text:p>312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login.do</text:p>
          </table:table-cell>
          <table:table-cell office:value-type="float" office:value="20" table:style-name="ce1">
            <text:p>20</text:p>
          </table:table-cell>
          <table:table-cell office:value-type="float" office:value="3387" table:style-name="ce1">
            <text:p>3387</text:p>
          </table:table-cell>
          <table:table-cell office:value-type="float" office:value="401" table:style-name="ce1">
            <text:p>401</text:p>
          </table:table-cell>
          <table:table-cell office:value-type="float" office:value="4979" table:style-name="ce1">
            <text:p>4979</text:p>
          </table:table-cell>
          <table:table-cell office:value-type="float" office:value="1156.35312945484" table:style-name="ce1">
            <text:p>1156.353129</text:p>
          </table:table-cell>
          <table:table-cell office:value-type="float" office:value="0" table:style-name="ce1">
            <text:p>0</text:p>
          </table:table-cell>
          <table:table-cell office:value-type="float" office:value="3.9920159680638698" table:style-name="ce1">
            <text:p>3.992015968</text:p>
          </table:table-cell>
          <table:table-cell office:value-type="float" office:value="87.869573353293404" table:style-name="ce1">
            <text:p>87.86957335</text:p>
          </table:table-cell>
          <table:table-cell office:value-type="float" office:value="22539.599999999999" table:style-name="ce1">
            <text:p>22539.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in.do</text:p>
          </table:table-cell>
          <table:table-cell office:value-type="float" office:value="20" table:style-name="ce1">
            <text:p>20</text:p>
          </table:table-cell>
          <table:table-cell office:value-type="float" office:value="3085" table:style-name="ce1">
            <text:p>3085</text:p>
          </table:table-cell>
          <table:table-cell office:value-type="float" office:value="455" table:style-name="ce1">
            <text:p>455</text:p>
          </table:table-cell>
          <table:table-cell office:value-type="float" office:value="4619" table:style-name="ce1">
            <text:p>4619</text:p>
          </table:table-cell>
          <table:table-cell office:value-type="float" office:value="1184.5590276554301" table:style-name="ce1">
            <text:p>1184.559028</text:p>
          </table:table-cell>
          <table:table-cell office:value-type="float" office:value="0" table:style-name="ce1">
            <text:p>0</text:p>
          </table:table-cell>
          <table:table-cell office:value-type="float" office:value="4.3243243243243201" table:style-name="ce1">
            <text:p>4.324324324</text:p>
          </table:table-cell>
          <table:table-cell office:value-type="float" office:value="95.1841216216216" table:style-name="ce1">
            <text:p>95.18412162</text:p>
          </table:table-cell>
          <table:table-cell office:value-type="float" office:value="22539.599999999999" table:style-name="ce1">
            <text:p>22539.6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home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427" table:style-name="ce1">
            <text:p>427</text:p>
          </table:table-cell>
          <table:table-cell office:value-type="float" office:value="132.799661144146" table:style-name="ce1">
            <text:p>132.7996611</text:p>
          </table:table-cell>
          <table:table-cell office:value-type="float" office:value="0" table:style-name="ce1">
            <text:p>0</text:p>
          </table:table-cell>
          <table:table-cell office:value-type="float" office:value="3.6503011498448599" table:style-name="ce1">
            <text:p>3.65030115</text:p>
          </table:table-cell>
          <table:table-cell office:value-type="float" office:value="5.0008056328709598" table:style-name="ce1">
            <text:p>5.000805633</text:p>
          </table:table-cell>
          <table:table-cell office:value-type="float" office:value="1402.85" table:style-name="ce1">
            <text:p>1402.8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;jsessionid=v4qj4t58e12cxtomr3byrdrp</text:p>
          </table:table-cell>
          <table:table-cell office:value-type="float" office:value="20" table:style-name="ce1">
            <text:p>20</text:p>
          </table:table-cell>
          <table:table-cell office:value-type="float" office:value="60" table:style-name="ce1">
            <text:p>60</text:p>
          </table:table-cell>
          <table:table-cell office:value-type="float" office:value="2" table:style-name="ce1">
            <text:p>2</text:p>
          </table:table-cell>
          <table:table-cell office:value-type="float" office:value="988" table:style-name="ce1">
            <text:p>988</text:p>
          </table:table-cell>
          <table:table-cell office:value-type="float" office:value="212.8600244292" table:style-name="ce1">
            <text:p>212.8600244</text:p>
          </table:table-cell>
          <table:table-cell office:value-type="float" office:value="0" table:style-name="ce1">
            <text:p>0</text:p>
          </table:table-cell>
          <table:table-cell office:value-type="float" office:value="3.9478878799841999" table:style-name="ce1">
            <text:p>3.94788788</text:p>
          </table:table-cell>
          <table:table-cell office:value-type="float" office:value="0.94186426667982603" table:style-name="ce1">
            <text:p>0.941864267</text:p>
          </table:table-cell>
          <table:table-cell office:value-type="float" office:value="244.3" table:style-name="ce1">
            <text:p>244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home</text:p>
          </table:table-cell>
          <table:table-cell office:value-type="float" office:value="20" table:style-name="ce1">
            <text:p>20</text:p>
          </table:table-cell>
          <table:table-cell office:value-type="float" office:value="45" table:style-name="ce1">
            <text:p>45</text:p>
          </table:table-cell>
          <table:table-cell office:value-type="float" office:value="6" table:style-name="ce1">
            <text:p>6</text:p>
          </table:table-cell>
          <table:table-cell office:value-type="float" office:value="296" table:style-name="ce1">
            <text:p>296</text:p>
          </table:table-cell>
          <table:table-cell office:value-type="float" office:value="74.107000344097003" table:style-name="ce1">
            <text:p>74.10700034</text:p>
          </table:table-cell>
          <table:table-cell office:value-type="float" office:value="0" table:style-name="ce1">
            <text:p>0</text:p>
          </table:table-cell>
          <table:table-cell office:value-type="float" office:value="3.78931413414172" table:style-name="ce1">
            <text:p>3.789314134</text:p>
          </table:table-cell>
          <table:table-cell office:value-type="float" office:value="5.4434385657446001" table:style-name="ce1">
            <text:p>5.44343856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</text:p>
          </table:table-cell>
          <table:table-cell office:value-type="float" office:value="40" table:style-name="ce1">
            <text:p>40</text:p>
          </table:table-cell>
          <table:table-cell office:value-type="float" office:value="22" table:style-name="ce1">
            <text:p>22</text:p>
          </table:table-cell>
          <table:table-cell office:value-type="float" office:value="1" table:style-name="ce1">
            <text:p>1</text:p>
          </table:table-cell>
          <table:table-cell office:value-type="float" office:value="466" table:style-name="ce1">
            <text:p>466</text:p>
          </table:table-cell>
          <table:table-cell office:value-type="float" office:value="71.624210292330602" table:style-name="ce1">
            <text:p>71.62421029</text:p>
          </table:table-cell>
          <table:table-cell office:value-type="float" office:value="0" table:style-name="ce1">
            <text:p>0</text:p>
          </table:table-cell>
          <table:table-cell office:value-type="float" office:value="7.5528700906344399" table:style-name="ce1">
            <text:p>7.552870091</text:p>
          </table:table-cell>
          <table:table-cell office:value-type="float" office:value="6.0745654149358002" table:style-name="ce1">
            <text:p>6.074565415</text:p>
          </table:table-cell>
          <table:table-cell office:value-type="float" office:value="823.57500000000005" table:style-name="ce1">
            <text:p>823.5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home</text:p>
          </table:table-cell>
          <table:table-cell office:value-type="float" office:value="20" table:style-name="ce1">
            <text:p>20</text:p>
          </table:table-cell>
          <table:table-cell office:value-type="float" office:value="119" table:style-name="ce1">
            <text:p>119</text:p>
          </table:table-cell>
          <table:table-cell office:value-type="float" office:value="6" table:style-name="ce1">
            <text:p>6</text:p>
          </table:table-cell>
          <table:table-cell office:value-type="float" office:value="1002" table:style-name="ce1">
            <text:p>1002</text:p>
          </table:table-cell>
          <table:table-cell office:value-type="float" office:value="265.55159103270302" table:style-name="ce1">
            <text:p>265.551591</text:p>
          </table:table-cell>
          <table:table-cell office:value-type="float" office:value="0" table:style-name="ce1">
            <text:p>0</text:p>
          </table:table-cell>
          <table:table-cell office:value-type="float" office:value="4.5372050816696898" table:style-name="ce1">
            <text:p>4.537205082</text:p>
          </table:table-cell>
          <table:table-cell office:value-type="float" office:value="6.5178014405626099" table:style-name="ce1">
            <text:p>6.51780144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plan?wicket:interface=:1:indicator:big-form:plan:mo:aspect:name::IBehaviorListener:0:-1&amp;random=0.005395617343375569</text:p>
          </table:table-cell>
          <table:table-cell office:value-type="float" office:value="20" table:style-name="ce1">
            <text:p>20</text:p>
          </table:table-cell>
          <table:table-cell office:value-type="float" office:value="287" table:style-name="ce1">
            <text:p>287</text:p>
          </table:table-cell>
          <table:table-cell office:value-type="float" office:value="4" table:style-name="ce1">
            <text:p>4</text:p>
          </table:table-cell>
          <table:table-cell office:value-type="float" office:value="1451" table:style-name="ce1">
            <text:p>1451</text:p>
          </table:table-cell>
          <table:table-cell office:value-type="float" office:value="498.41013232076199" table:style-name="ce1">
            <text:p>498.4101323</text:p>
          </table:table-cell>
          <table:table-cell office:value-type="float" office:value="0" table:style-name="ce1">
            <text:p>0</text:p>
          </table:table-cell>
          <table:table-cell office:value-type="float" office:value="3.9261876717707098" table:style-name="ce1">
            <text:p>3.926187672</text:p>
          </table:table-cell>
          <table:table-cell office:value-type="float" office:value="0.28372840596780502" table:style-name="ce1">
            <text:p>0.28372840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logout</text:p>
          </table:table-cell>
          <table:table-cell office:value-type="float" office:value="20" table:style-name="ce1">
            <text:p>20</text:p>
          </table:table-cell>
          <table:table-cell office:value-type="float" office:value="50" table:style-name="ce1">
            <text:p>50</text:p>
          </table:table-cell>
          <table:table-cell office:value-type="float" office:value="7" table:style-name="ce1">
            <text:p>7</text:p>
          </table:table-cell>
          <table:table-cell office:value-type="float" office:value="451" table:style-name="ce1">
            <text:p>451</text:p>
          </table:table-cell>
          <table:table-cell office:value-type="float" office:value="109.197470208791" table:style-name="ce1">
            <text:p>109.1974702</text:p>
          </table:table-cell>
          <table:table-cell office:value-type="float" office:value="0" table:style-name="ce1">
            <text:p>0</text:p>
          </table:table-cell>
          <table:table-cell office:value-type="float" office:value="3.89029371717564" table:style-name="ce1">
            <text:p>3.890293717</text:p>
          </table:table-cell>
          <table:table-cell office:value-type="float" office:value="5.5884981034818102" table:style-name="ce1">
            <text:p>5.58849810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4_UpdatePlanDetails:/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45" table:style-name="ce1">
            <text:p>45</text:p>
          </table:table-cell>
          <table:table-cell office:value-type="float" office:value="8.7743945660085192" table:style-name="ce1">
            <text:p>8.774394566</text:p>
          </table:table-cell>
          <table:table-cell office:value-type="float" office:value="0" table:style-name="ce1">
            <text:p>0</text:p>
          </table:table-cell>
          <table:table-cell office:value-type="float" office:value="3.88651379712398" table:style-name="ce1">
            <text:p>3.886513797</text:p>
          </table:table-cell>
          <table:table-cell office:value-type="float" office:value="5.5830681597357099" table:style-name="ce1">
            <text:p>5.5830681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4_UpdateTransmissionMedia:/login.do</text:p>
          </table:table-cell>
          <table:table-cell office:value-type="float" office:value="20" table:style-name="ce3">
            <text:p>20</text:p>
          </table:table-cell>
          <table:table-cell office:value-type="float" office:value="2358" table:style-name="ce3">
            <text:p>2358</text:p>
          </table:table-cell>
          <table:table-cell office:value-type="float" office:value="447" table:style-name="ce3">
            <text:p>447</text:p>
          </table:table-cell>
          <table:table-cell office:value-type="float" office:value="6721" table:style-name="ce3">
            <text:p>6721</text:p>
          </table:table-cell>
          <table:table-cell office:value-type="float" office:value="2319.0209847045298" table:style-name="ce3">
            <text:p>2319.020985</text:p>
          </table:table-cell>
          <table:table-cell office:value-type="float" office:value="0" table:style-name="ce3">
            <text:p>0</text:p>
          </table:table-cell>
          <table:table-cell office:value-type="float" office:value="2.8830906732016701" table:style-name="ce3">
            <text:p>2.883090673</text:p>
          </table:table-cell>
          <table:table-cell office:value-type="float" office:value="70.479319455456206" table:style-name="ce3">
            <text:p>70.47931946</text:p>
          </table:table-cell>
          <table:table-cell office:value-type="float" office:value="25032.45" table:style-name="ce3">
            <text:p>25032.4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5_AddNewEvents:/plan</text:p>
          </table:table-cell>
          <table:table-cell office:value-type="float" office:value="180" table:style-name="ce1">
            <text:p>180</text:p>
          </table:table-cell>
          <table:table-cell office:value-type="float" office:value="71" table:style-name="ce1">
            <text:p>71</text:p>
          </table:table-cell>
          <table:table-cell office:value-type="float" office:value="4" table:style-name="ce1">
            <text:p>4</text:p>
          </table:table-cell>
          <table:table-cell office:value-type="float" office:value="1568" table:style-name="ce1">
            <text:p>1568</text:p>
          </table:table-cell>
          <table:table-cell office:value-type="float" office:value="246.200393323892" table:style-name="ce1">
            <text:p>246.2003933</text:p>
          </table:table-cell>
          <table:table-cell office:value-type="float" office:value="0" table:style-name="ce1">
            <text:p>0</text:p>
          </table:table-cell>
          <table:table-cell office:value-type="float" office:value="34.802784222737799" table:style-name="ce1">
            <text:p>34.80278422</text:p>
          </table:table-cell>
          <table:table-cell office:value-type="float" office:value="7.7905972061098199" table:style-name="ce1">
            <text:p>7.790597206</text:p>
          </table:table-cell>
          <table:table-cell office:value-type="float" office:value="229.222222222222" table:style-name="ce1">
            <text:p>229.222222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in.do</text:p>
          </table:table-cell>
          <table:table-cell office:value-type="float" office:value="20" table:style-name="ce1">
            <text:p>20</text:p>
          </table:table-cell>
          <table:table-cell office:value-type="float" office:value="3541" table:style-name="ce1">
            <text:p>3541</text:p>
          </table:table-cell>
          <table:table-cell office:value-type="float" office:value="521" table:style-name="ce1">
            <text:p>521</text:p>
          </table:table-cell>
          <table:table-cell office:value-type="float" office:value="7187" table:style-name="ce1">
            <text:p>7187</text:p>
          </table:table-cell>
          <table:table-cell office:value-type="float" office:value="2692.8716252357799" table:style-name="ce1">
            <text:p>2692.871625</text:p>
          </table:table-cell>
          <table:table-cell office:value-type="float" office:value="0" table:style-name="ce1">
            <text:p>0</text:p>
          </table:table-cell>
          <table:table-cell office:value-type="float" office:value="2.7225701061802301" table:style-name="ce1">
            <text:p>2.722570106</text:p>
          </table:table-cell>
          <table:table-cell office:value-type="float" office:value="66.554077048734001" table:style-name="ce1">
            <text:p>66.55407705</text:p>
          </table:table-cell>
          <table:table-cell office:value-type="float" office:value="25032" table:style-name="ce1">
            <text:p>2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plan</text:p>
          </table:table-cell>
          <table:table-cell office:value-type="float" office:value="100" table:style-name="ce1">
            <text:p>100</text:p>
          </table:table-cell>
          <table:table-cell office:value-type="float" office:value="32" table:style-name="ce1">
            <text:p>32</text:p>
          </table:table-cell>
          <table:table-cell office:value-type="float" office:value="4" table:style-name="ce1">
            <text:p>4</text:p>
          </table:table-cell>
          <table:table-cell office:value-type="float" office:value="1004" table:style-name="ce1">
            <text:p>1004</text:p>
          </table:table-cell>
          <table:table-cell office:value-type="float" office:value="125.024397619024" table:style-name="ce1">
            <text:p>125.0243976</text:p>
          </table:table-cell>
          <table:table-cell office:value-type="float" office:value="0" table:style-name="ce1">
            <text:p>0</text:p>
          </table:table-cell>
          <table:table-cell office:value-type="float" office:value="19.500780031201199" table:style-name="ce1">
            <text:p>19.50078003</text:p>
          </table:table-cell>
          <table:table-cell office:value-type="float" office:value="6.7300543584243302" table:style-name="ce1">
            <text:p>6.730054358</text:p>
          </table:table-cell>
          <table:table-cell office:value-type="float" office:value="353.4" table:style-name="ce1">
            <text:p>353.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plan?wicket:interface=:1:indicator:big-form:sg-editor:mo:aspect:name::IBehaviorListener:0:-1&amp;random=0.3922618456124106</text:p>
          </table:table-cell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4" table:style-name="ce1">
            <text:p>4</text:p>
          </table:table-cell>
          <table:table-cell office:value-type="float" office:value="1368" table:style-name="ce1">
            <text:p>1368</text:p>
          </table:table-cell>
          <table:table-cell office:value-type="float" office:value="293.34460963174303" table:style-name="ce1">
            <text:p>293.3446096</text:p>
          </table:table-cell>
          <table:table-cell office:value-type="float" office:value="0" table:style-name="ce1">
            <text:p>0</text:p>
          </table:table-cell>
          <table:table-cell office:value-type="float" office:value="4.2256496936403902" table:style-name="ce1">
            <text:p>4.225649694</text:p>
          </table:table-cell>
          <table:table-cell office:value-type="float" office:value="0.30536921614198098" table:style-name="ce1">
            <text:p>0.30536921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name-container:name-input::IBehaviorListener:0:-1&amp;random=0.09016340483185992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5" table:style-name="ce1">
            <text:p>5</text:p>
          </table:table-cell>
          <table:table-cell office:value-type="float" office:value="260" table:style-name="ce1">
            <text:p>260</text:p>
          </table:table-cell>
          <table:table-cell office:value-type="float" office:value="56.779309611864697" table:style-name="ce1">
            <text:p>56.77930961</text:p>
          </table:table-cell>
          <table:table-cell office:value-type="float" office:value="0" table:style-name="ce1">
            <text:p>0</text:p>
          </table:table-cell>
          <table:table-cell office:value-type="float" office:value="4.2131872761744198" table:style-name="ce1">
            <text:p>4.213187276</text:p>
          </table:table-cell>
          <table:table-cell office:value-type="float" office:value="0.30446861175479201" table:style-name="ce1">
            <text:p>0.304468612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logout</text:p>
          </table:table-cell>
          <table:table-cell office:value-type="float" office:value="20" table:style-name="ce1">
            <text:p>20</text:p>
          </table:table-cell>
          <table:table-cell office:value-type="float" office:value="15" table:style-name="ce1">
            <text:p>15</text:p>
          </table:table-cell>
          <table:table-cell office:value-type="float" office:value="8" table:style-name="ce1">
            <text:p>8</text:p>
          </table:table-cell>
          <table:table-cell office:value-type="float" office:value="62" table:style-name="ce1">
            <text:p>62</text:p>
          </table:table-cell>
          <table:table-cell office:value-type="float" office:value="11.486513831445899" table:style-name="ce1">
            <text:p>11.48651383</text:p>
          </table:table-cell>
          <table:table-cell office:value-type="float" office:value="0" table:style-name="ce1">
            <text:p>0</text:p>
          </table:table-cell>
          <table:table-cell office:value-type="float" office:value="4.1814760610495503" table:style-name="ce1">
            <text:p>4.181476061</text:p>
          </table:table-cell>
          <table:table-cell office:value-type="float" office:value="6.0067883650428504" table:style-name="ce1">
            <text:p>6.00678836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plan?wicket:interface=:1:indicator:big-form:plan:mo:aspect:incidents:eventsDiv:event:1:confirmed::IBehaviorListener:1:-1&amp;random=0.25871927449742615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87" table:style-name="ce1">
            <text:p>87</text:p>
          </table:table-cell>
          <table:table-cell office:value-type="float" office:value="20.936272352068698" table:style-name="ce1">
            <text:p>20.93627235</text:p>
          </table:table-cell>
          <table:table-cell office:value-type="float" office:value="0" table:style-name="ce1">
            <text:p>0</text:p>
          </table:table-cell>
          <table:table-cell office:value-type="float" office:value="4.2096400757735202" table:style-name="ce1">
            <text:p>4.209640076</text:p>
          </table:table-cell>
          <table:table-cell office:value-type="float" office:value="0.30421227110082" table:style-name="ce1">
            <text:p>0.304212271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7_UpdatePlanSegment:/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4" table:style-name="ce1">
            <text:p>4</text:p>
          </table:table-cell>
          <table:table-cell office:value-type="float" office:value="17" table:style-name="ce1">
            <text:p>17</text:p>
          </table:table-cell>
          <table:table-cell office:value-type="float" office:value="3.4365680554879101" table:style-name="ce1">
            <text:p>3.436568055</text:p>
          </table:table-cell>
          <table:table-cell office:value-type="float" office:value="0" table:style-name="ce1">
            <text:p>0</text:p>
          </table:table-cell>
          <table:table-cell office:value-type="float" office:value="4.1762372102735403" table:style-name="ce1">
            <text:p>4.17623721</text:p>
          </table:table-cell>
          <table:table-cell office:value-type="float" office:value="5.99926263311756" table:style-name="ce1">
            <text:p>5.99926263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segment.png</text:p>
          </table:table-cell>
          <table:table-cell office:value-type="float" office:value="20" table:style-name="ce1">
            <text:p>20</text:p>
          </table:table-cell>
          <table:table-cell office:value-type="float" office:value="13" table:style-name="ce1">
            <text:p>13</text:p>
          </table:table-cell>
          <table:table-cell office:value-type="float" office:value="6" table:style-name="ce1">
            <text:p>6</text:p>
          </table:table-cell>
          <table:table-cell office:value-type="float" office:value="60" table:style-name="ce1">
            <text:p>60</text:p>
          </table:table-cell>
          <table:table-cell office:value-type="float" office:value="12.540334923756999" table:style-name="ce1">
            <text:p>12.54033492</text:p>
          </table:table-cell>
          <table:table-cell office:value-type="float" office:value="0" table:style-name="ce1">
            <text:p>0</text:p>
          </table:table-cell>
          <table:table-cell office:value-type="float" office:value="4.1919932928107304" table:style-name="ce1">
            <text:p>4.191993293</text:p>
          </table:table-cell>
          <table:table-cell office:value-type="float" office:value="6.0218966149654101" table:style-name="ce1">
            <text:p>6.02189661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5_AddNewEvents:/logout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7" table:style-name="ce1">
            <text:p>7</text:p>
          </table:table-cell>
          <table:table-cell office:value-type="float" office:value="84" table:style-name="ce1">
            <text:p>84</text:p>
          </table:table-cell>
          <table:table-cell office:value-type="float" office:value="16.691614661260299" table:style-name="ce1">
            <text:p>16.69161466</text:p>
          </table:table-cell>
          <table:table-cell office:value-type="float" office:value="0" table:style-name="ce1">
            <text:p>0</text:p>
          </table:table-cell>
          <table:table-cell office:value-type="float" office:value="4.1580041580041502" table:style-name="ce1">
            <text:p>4.158004158</text:p>
          </table:table-cell>
          <table:table-cell office:value-type="float" office:value="5.9730704261954202" table:style-name="ce1">
            <text:p>5.97307042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in.do</text:p>
          </table:table-cell>
          <table:table-cell office:value-type="float" office:value="20" table:style-name="ce1">
            <text:p>20</text:p>
          </table:table-cell>
          <table:table-cell office:value-type="float" office:value="2986" table:style-name="ce1">
            <text:p>2986</text:p>
          </table:table-cell>
          <table:table-cell office:value-type="float" office:value="926" table:style-name="ce1">
            <text:p>926</text:p>
          </table:table-cell>
          <table:table-cell office:value-type="float" office:value="6778" table:style-name="ce1">
            <text:p>6778</text:p>
          </table:table-cell>
          <table:table-cell office:value-type="float" office:value="1479.6451086324701" table:style-name="ce1">
            <text:p>1479.645109</text:p>
          </table:table-cell>
          <table:table-cell office:value-type="float" office:value="0" table:style-name="ce1">
            <text:p>0</text:p>
          </table:table-cell>
          <table:table-cell office:value-type="float" office:value="2.88018433179723" table:style-name="ce1">
            <text:p>2.880184332</text:p>
          </table:table-cell>
          <table:table-cell office:value-type="float" office:value="70.407006048387103" table:style-name="ce1">
            <text:p>70.40700605</text:p>
          </table:table-cell>
          <table:table-cell office:value-type="float" office:value="25032" table:style-name="ce1">
            <text:p>2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in.do</text:p>
          </table:table-cell>
          <table:table-cell office:value-type="float" office:value="20" table:style-name="ce1">
            <text:p>20</text:p>
          </table:table-cell>
          <table:table-cell office:value-type="float" office:value="3024" table:style-name="ce1">
            <text:p>3024</text:p>
          </table:table-cell>
          <table:table-cell office:value-type="float" office:value="695" table:style-name="ce1">
            <text:p>695</text:p>
          </table:table-cell>
          <table:table-cell office:value-type="float" office:value="6789" table:style-name="ce1">
            <text:p>6789</text:p>
          </table:table-cell>
          <table:table-cell office:value-type="float" office:value="1974.69241338999" table:style-name="ce1">
            <text:p>1974.692413</text:p>
          </table:table-cell>
          <table:table-cell office:value-type="float" office:value="0" table:style-name="ce1">
            <text:p>0</text:p>
          </table:table-cell>
          <table:table-cell office:value-type="float" office:value="2.9450743631276599" table:style-name="ce1">
            <text:p>2.945074363</text:p>
          </table:table-cell>
          <table:table-cell office:value-type="float" office:value="71.993263142394298" table:style-name="ce1">
            <text:p>71.99326314</text:p>
          </table:table-cell>
          <table:table-cell office:value-type="float" office:value="25032" table:style-name="ce1">
            <text:p>25032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;jsessionid=n2q7y7rm3mcn1ij525zgqo2at</text:p>
          </table:table-cell>
          <table:table-cell office:value-type="float" office:value="20" table:style-name="ce1">
            <text:p>20</text:p>
          </table:table-cell>
          <table:table-cell office:value-type="float" office:value="267" table:style-name="ce1">
            <text:p>267</text:p>
          </table:table-cell>
          <table:table-cell office:value-type="float" office:value="3" table:style-name="ce1">
            <text:p>3</text:p>
          </table:table-cell>
          <table:table-cell office:value-type="float" office:value="1157" table:style-name="ce1">
            <text:p>1157</text:p>
          </table:table-cell>
          <table:table-cell office:value-type="float" office:value="431.960877858169" table:style-name="ce1">
            <text:p>431.9608779</text:p>
          </table:table-cell>
          <table:table-cell office:value-type="float" office:value="0" table:style-name="ce1">
            <text:p>0</text:p>
          </table:table-cell>
          <table:table-cell office:value-type="float" office:value="4.7036688617121296" table:style-name="ce1">
            <text:p>4.703668862</text:p>
          </table:table-cell>
          <table:table-cell office:value-type="float" office:value="1.12217412394167" table:style-name="ce1">
            <text:p>1.122174124</text:p>
          </table:table-cell>
          <table:table-cell office:value-type="float" office:value="244.3" table:style-name="ce1">
            <text:p>244.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;jsessionid=mldfyrsyazh01a9zwmz394xpw</text:p>
          </table:table-cell>
          <table:table-cell office:value-type="float" office:value="20" table:style-name="ce1">
            <text:p>20</text:p>
          </table:table-cell>
          <table:table-cell office:value-type="float" office:value="1042" table:style-name="ce1">
            <text:p>1042</text:p>
          </table:table-cell>
          <table:table-cell office:value-type="float" office:value="2" table:style-name="ce1">
            <text:p>2</text:p>
          </table:table-cell>
          <table:table-cell office:value-type="float" office:value="3693" table:style-name="ce1">
            <text:p>3693</text:p>
          </table:table-cell>
          <table:table-cell office:value-type="float" office:value="1292.6096655603301" table:style-name="ce1">
            <text:p>1292.609666</text:p>
          </table:table-cell>
          <table:table-cell office:value-type="float" office:value="0" table:style-name="ce1">
            <text:p>0</text:p>
          </table:table-cell>
          <table:table-cell office:value-type="float" office:value="3.57206644043579" table:style-name="ce1">
            <text:p>3.57206644</text:p>
          </table:table-cell>
          <table:table-cell office:value-type="float" office:value="26.978171325236602" table:style-name="ce1">
            <text:p>26.97817133</text:p>
          </table:table-cell>
          <table:table-cell office:value-type="float" office:value="7733.8" table:style-name="ce1">
            <text:p>7733.8</text:p>
          </table:table-cell>
          <table:table-cell table:number-columns-repeated="16374"/>
        </table:table-row>
        <table:table-row table:style-name="ro1">
          <table:table-cell office:value-type="string" table:style-name="ce3">
            <text:p>TC0013_UpdatePhase:/login.do</text:p>
          </table:table-cell>
          <table:table-cell office:value-type="float" office:value="20" table:style-name="ce3">
            <text:p>20</text:p>
          </table:table-cell>
          <table:table-cell office:value-type="float" office:value="3403" table:style-name="ce3">
            <text:p>3403</text:p>
          </table:table-cell>
          <table:table-cell office:value-type="float" office:value="1178" table:style-name="ce3">
            <text:p>1178</text:p>
          </table:table-cell>
          <table:table-cell office:value-type="float" office:value="6775" table:style-name="ce3">
            <text:p>6775</text:p>
          </table:table-cell>
          <table:table-cell office:value-type="float" office:value="2062.8540205259301" table:style-name="ce3">
            <text:p>2062.854021</text:p>
          </table:table-cell>
          <table:table-cell office:value-type="float" office:value="0" table:style-name="ce3">
            <text:p>0</text:p>
          </table:table-cell>
          <table:table-cell office:value-type="float" office:value="2.8893383415197902" table:style-name="ce3">
            <text:p>2.889338342</text:p>
          </table:table-cell>
          <table:table-cell office:value-type="float" office:value="70.630637595709302" table:style-name="ce3">
            <text:p>70.6306376</text:p>
          </table:table-cell>
          <table:table-cell office:value-type="float" office:value="25031.95" table:style-name="ce3">
            <text:p>25031.95</text:p>
          </table:table-cell>
          <table:table-cell table:number-columns-repeated="16374" table:style-name="ce3"/>
        </table:table-row>
        <table:table-row table:style-name="ro1">
          <table:table-cell office:value-type="string" table:style-name="ce1">
            <text:p>TC0008_AddNewGoals:/home</text:p>
          </table:table-cell>
          <table:table-cell office:value-type="float" office:value="20" table:style-name="ce1">
            <text:p>20</text:p>
          </table:table-cell>
          <table:table-cell office:value-type="float" office:value="106" table:style-name="ce1">
            <text:p>106</text:p>
          </table:table-cell>
          <table:table-cell office:value-type="float" office:value="5" table:style-name="ce1">
            <text:p>5</text:p>
          </table:table-cell>
          <table:table-cell office:value-type="float" office:value="999" table:style-name="ce1">
            <text:p>999</text:p>
          </table:table-cell>
          <table:table-cell office:value-type="float" office:value="265.34477100557302" table:style-name="ce1">
            <text:p>265.344771</text:p>
          </table:table-cell>
          <table:table-cell office:value-type="float" office:value="0" table:style-name="ce1">
            <text:p>0</text:p>
          </table:table-cell>
          <table:table-cell office:value-type="float" office:value="3.9856516540454301" table:style-name="ce1">
            <text:p>3.985651654</text:p>
          </table:table-cell>
          <table:table-cell office:value-type="float" office:value="5.7254820147469099" table:style-name="ce1">
            <text:p>5.72548201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home</text:p>
          </table:table-cell>
          <table:table-cell office:value-type="float" office:value="20" table:style-name="ce1">
            <text:p>20</text:p>
          </table:table-cell>
          <table:table-cell office:value-type="float" office:value="75" table:style-name="ce1">
            <text:p>75</text:p>
          </table:table-cell>
          <table:table-cell office:value-type="float" office:value="6" table:style-name="ce1">
            <text:p>6</text:p>
          </table:table-cell>
          <table:table-cell office:value-type="float" office:value="1000" table:style-name="ce1">
            <text:p>1000</text:p>
          </table:table-cell>
          <table:table-cell office:value-type="float" office:value="213.64582841703199" table:style-name="ce1">
            <text:p>213.6458284</text:p>
          </table:table-cell>
          <table:table-cell office:value-type="float" office:value="0" table:style-name="ce1">
            <text:p>0</text:p>
          </table:table-cell>
          <table:table-cell office:value-type="float" office:value="4.5197740112994298" table:style-name="ce1">
            <text:p>4.519774011</text:p>
          </table:table-cell>
          <table:table-cell office:value-type="float" office:value="6.4927612994350197" table:style-name="ce1">
            <text:p>6.49276129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plan</text:p>
          </table:table-cell>
          <table:table-cell office:value-type="float" office:value="160" table:style-name="ce1">
            <text:p>160</text:p>
          </table:table-cell>
          <table:table-cell office:value-type="float" office:value="61" table:style-name="ce1">
            <text:p>61</text:p>
          </table:table-cell>
          <table:table-cell office:value-type="float" office:value="3" table:style-name="ce1">
            <text:p>3</text:p>
          </table:table-cell>
          <table:table-cell office:value-type="float" office:value="1571" table:style-name="ce1">
            <text:p>1571</text:p>
          </table:table-cell>
          <table:table-cell office:value-type="float" office:value="225.465979192953" table:style-name="ce1">
            <text:p>225.4659792</text:p>
          </table:table-cell>
          <table:table-cell office:value-type="float" office:value="0" table:style-name="ce1">
            <text:p>0</text:p>
          </table:table-cell>
          <table:table-cell office:value-type="float" office:value="34.557235421166297" table:style-name="ce1">
            <text:p>34.55723542</text:p>
          </table:table-cell>
          <table:table-cell office:value-type="float" office:value="8.3904225161987007" table:style-name="ce1">
            <text:p>8.390422516</text:p>
          </table:table-cell>
          <table:table-cell office:value-type="float" office:value="248.625" table:style-name="ce1">
            <text:p>248.6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home</text:p>
          </table:table-cell>
          <table:table-cell office:value-type="float" office:value="20" table:style-name="ce1">
            <text:p>20</text:p>
          </table:table-cell>
          <table:table-cell office:value-type="float" office:value="145" table:style-name="ce1">
            <text:p>145</text:p>
          </table:table-cell>
          <table:table-cell office:value-type="float" office:value="5" table:style-name="ce1">
            <text:p>5</text:p>
          </table:table-cell>
          <table:table-cell office:value-type="float" office:value="800" table:style-name="ce1">
            <text:p>800</text:p>
          </table:table-cell>
          <table:table-cell office:value-type="float" office:value="209.19428170961001" table:style-name="ce1">
            <text:p>209.1942817</text:p>
          </table:table-cell>
          <table:table-cell office:value-type="float" office:value="0" table:style-name="ce1">
            <text:p>0</text:p>
          </table:table-cell>
          <table:table-cell office:value-type="float" office:value="5.4659743099207398" table:style-name="ce1">
            <text:p>5.46597431</text:p>
          </table:table-cell>
          <table:table-cell office:value-type="float" office:value="7.8520002049740301" table:style-name="ce1">
            <text:p>7.85200020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home</text:p>
          </table:table-cell>
          <table:table-cell office:value-type="float" office:value="40" table:style-name="ce1">
            <text:p>40</text:p>
          </table:table-cell>
          <table:table-cell office:value-type="float" office:value="93" table:style-name="ce1">
            <text:p>93</text:p>
          </table:table-cell>
          <table:table-cell office:value-type="float" office:value="2" table:style-name="ce1">
            <text:p>2</text:p>
          </table:table-cell>
          <table:table-cell office:value-type="float" office:value="1702" table:style-name="ce1">
            <text:p>1702</text:p>
          </table:table-cell>
          <table:table-cell office:value-type="float" office:value="297.60851382310898" table:style-name="ce1">
            <text:p>297.6085138</text:p>
          </table:table-cell>
          <table:table-cell office:value-type="float" office:value="0" table:style-name="ce1">
            <text:p>0</text:p>
          </table:table-cell>
          <table:table-cell office:value-type="float" office:value="7.7881619937694699" table:style-name="ce1">
            <text:p>7.788161994</text:p>
          </table:table-cell>
          <table:table-cell office:value-type="float" office:value="9.6329068097741395" table:style-name="ce1">
            <text:p>9.63290681</text:p>
          </table:table-cell>
          <table:table-cell office:value-type="float" office:value="1266.55" table:style-name="ce1">
            <text:p>1266.5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</text:p>
          </table:table-cell>
          <table:table-cell office:value-type="float" office:value="160" table:style-name="ce1">
            <text:p>160</text:p>
          </table:table-cell>
          <table:table-cell office:value-type="float" office:value="39" table:style-name="ce1">
            <text:p>39</text:p>
          </table:table-cell>
          <table:table-cell office:value-type="float" office:value="3" table:style-name="ce1">
            <text:p>3</text:p>
          </table:table-cell>
          <table:table-cell office:value-type="float" office:value="1572" table:style-name="ce1">
            <text:p>1572</text:p>
          </table:table-cell>
          <table:table-cell office:value-type="float" office:value="169.99758086514001" table:style-name="ce1">
            <text:p>169.9975809</text:p>
          </table:table-cell>
          <table:table-cell office:value-type="float" office:value="0" table:style-name="ce1">
            <text:p>0</text:p>
          </table:table-cell>
          <table:table-cell office:value-type="float" office:value="38.433821763151499" table:style-name="ce1">
            <text:p>38.43382176</text:p>
          </table:table-cell>
          <table:table-cell office:value-type="float" office:value="9.3316493514292507" table:style-name="ce1">
            <text:p>9.331649351</text:p>
          </table:table-cell>
          <table:table-cell office:value-type="float" office:value="248.625" table:style-name="ce1">
            <text:p>248.62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plan</text:p>
          </table:table-cell>
          <table:table-cell office:value-type="float" office:value="220" table:style-name="ce1">
            <text:p>220</text:p>
          </table:table-cell>
          <table:table-cell office:value-type="float" office:value="27" table:style-name="ce1">
            <text:p>27</text:p>
          </table:table-cell>
          <table:table-cell office:value-type="float" office:value="4" table:style-name="ce1">
            <text:p>4</text:p>
          </table:table-cell>
          <table:table-cell office:value-type="float" office:value="1477" table:style-name="ce1">
            <text:p>1477</text:p>
          </table:table-cell>
          <table:table-cell office:value-type="float" office:value="113.280880707577" table:style-name="ce1">
            <text:p>113.2808807</text:p>
          </table:table-cell>
          <table:table-cell office:value-type="float" office:value="0" table:style-name="ce1">
            <text:p>0</text:p>
          </table:table-cell>
          <table:table-cell office:value-type="float" office:value="58.1241743725231" table:style-name="ce1">
            <text:p>58.12417437</text:p>
          </table:table-cell>
          <table:table-cell office:value-type="float" office:value="11.409139696168999" table:style-name="ce1">
            <text:p>11.4091397</text:p>
          </table:table-cell>
          <table:table-cell office:value-type="float" office:value="201" table:style-name="ce1">
            <text:p>20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;jsessionid=18gm35ru9lkeg4xl9oyg8vli</text:p>
          </table:table-cell>
          <table:table-cell office:value-type="float" office:value="20" table:style-name="ce1">
            <text:p>20</text:p>
          </table:table-cell>
          <table:table-cell office:value-type="float" office:value="2093" table:style-name="ce1">
            <text:p>2093</text:p>
          </table:table-cell>
          <table:table-cell office:value-type="float" office:value="579" table:style-name="ce1">
            <text:p>579</text:p>
          </table:table-cell>
          <table:table-cell office:value-type="float" office:value="5411" table:style-name="ce1">
            <text:p>5411</text:p>
          </table:table-cell>
          <table:table-cell office:value-type="float" office:value="1282.4840846965701" table:style-name="ce1">
            <text:p>1282.484085</text:p>
          </table:table-cell>
          <table:table-cell office:value-type="float" office:value="0" table:style-name="ce1">
            <text:p>0</text:p>
          </table:table-cell>
          <table:table-cell office:value-type="float" office:value="2.9931158335827499" table:style-name="ce1">
            <text:p>2.993115834</text:p>
          </table:table-cell>
          <table:table-cell office:value-type="float" office:value="73.287493452559104" table:style-name="ce1">
            <text:p>73.28749345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</text:p>
          </table:table-cell>
          <table:table-cell office:value-type="float" office:value="300" table:style-name="ce1">
            <text:p>300</text:p>
          </table:table-cell>
          <table:table-cell office:value-type="float" office:value="29" table:style-name="ce1">
            <text:p>29</text:p>
          </table:table-cell>
          <table:table-cell office:value-type="float" office:value="3" table:style-name="ce1">
            <text:p>3</text:p>
          </table:table-cell>
          <table:table-cell office:value-type="float" office:value="1775" table:style-name="ce1">
            <text:p>1775</text:p>
          </table:table-cell>
          <table:table-cell office:value-type="float" office:value="137.96532458878499" table:style-name="ce1">
            <text:p>137.9653246</text:p>
          </table:table-cell>
          <table:table-cell office:value-type="float" office:value="0" table:style-name="ce1">
            <text:p>0</text:p>
          </table:table-cell>
          <table:table-cell office:value-type="float" office:value="84.198708953129398" table:style-name="ce1">
            <text:p>84.19870895</text:p>
          </table:table-cell>
          <table:table-cell office:value-type="float" office:value="13.7425887594723" table:style-name="ce1">
            <text:p>13.74258876</text:p>
          </table:table-cell>
          <table:table-cell office:value-type="float" office:value="167.13333333333301" table:style-name="ce1">
            <text:p>167.133333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name::IBehaviorListener:0:-1&amp;random=0.9942259558057822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4" table:style-name="ce1">
            <text:p>4</text:p>
          </table:table-cell>
          <table:table-cell office:value-type="float" office:value="78" table:style-name="ce1">
            <text:p>78</text:p>
          </table:table-cell>
          <table:table-cell office:value-type="float" office:value="22.5375242651006" table:style-name="ce1">
            <text:p>22.53752427</text:p>
          </table:table-cell>
          <table:table-cell office:value-type="float" office:value="0" table:style-name="ce1">
            <text:p>0</text:p>
          </table:table-cell>
          <table:table-cell office:value-type="float" office:value="10.2986611740473" table:style-name="ce1">
            <text:p>10.29866117</text:p>
          </table:table-cell>
          <table:table-cell office:value-type="float" office:value="0.74423918640576703" table:style-name="ce1">
            <text:p>0.74423918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intent::IBehaviorListener:0:-1&amp;random=0.37325538123256385</text:p>
          </table:table-cell>
          <table:table-cell office:value-type="float" office:value="20" table:style-name="ce1">
            <text:p>20</text:p>
          </table:table-cell>
          <table:table-cell office:value-type="float" office:value="38" table:style-name="ce1">
            <text:p>38</text:p>
          </table:table-cell>
          <table:table-cell office:value-type="float" office:value="4" table:style-name="ce1">
            <text:p>4</text:p>
          </table:table-cell>
          <table:table-cell office:value-type="float" office:value="306" table:style-name="ce1">
            <text:p>306</text:p>
          </table:table-cell>
          <table:table-cell office:value-type="float" office:value="78.600174936192005" table:style-name="ce1">
            <text:p>78.60017494</text:p>
          </table:table-cell>
          <table:table-cell office:value-type="float" office:value="0" table:style-name="ce1">
            <text:p>0</text:p>
          </table:table-cell>
          <table:table-cell office:value-type="float" office:value="10.2933607822954" table:style-name="ce1">
            <text:p>10.29336078</text:p>
          </table:table-cell>
          <table:table-cell office:value-type="float" office:value="0.74385615028306695" table:style-name="ce1">
            <text:p>0.74385615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firstChoice::IBehaviorListener:0:-1&amp;random=0.7691024521234556</text:p>
          </table:table-cell>
          <table:table-cell office:value-type="float" office:value="20" table:style-name="ce1">
            <text:p>20</text:p>
          </table:table-cell>
          <table:table-cell office:value-type="float" office:value="10" table:style-name="ce1">
            <text:p>10</text:p>
          </table:table-cell>
          <table:table-cell office:value-type="float" office:value="4" table:style-name="ce1">
            <text:p>4</text:p>
          </table:table-cell>
          <table:table-cell office:value-type="float" office:value="37" table:style-name="ce1">
            <text:p>37</text:p>
          </table:table-cell>
          <table:table-cell office:value-type="float" office:value="7.79358710735948" table:style-name="ce1">
            <text:p>7.793587107</text:p>
          </table:table-cell>
          <table:table-cell office:value-type="float" office:value="0" table:style-name="ce1">
            <text:p>0</text:p>
          </table:table-cell>
          <table:table-cell office:value-type="float" office:value="10.2511532547411" table:style-name="ce1">
            <text:p>10.25115325</text:p>
          </table:table-cell>
          <table:table-cell office:value-type="float" office:value="0.74080599692465399" table:style-name="ce1">
            <text:p>0.74080599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plan?wicket:interface=:1:indicator:big-form:segment:receives:flows-div:flows:0:flow:other:secondChoice:secondChoice-input::IBehaviorListener:0:-1&amp;random=0.829941064898804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4" table:style-name="ce1">
            <text:p>4</text:p>
          </table:table-cell>
          <table:table-cell office:value-type="float" office:value="60" table:style-name="ce1">
            <text:p>60</text:p>
          </table:table-cell>
          <table:table-cell office:value-type="float" office:value="13.547232189639301" table:style-name="ce1">
            <text:p>13.54723219</text:p>
          </table:table-cell>
          <table:table-cell office:value-type="float" office:value="0" table:style-name="ce1">
            <text:p>0</text:p>
          </table:table-cell>
          <table:table-cell office:value-type="float" office:value="9.8814229249011802" table:style-name="ce1">
            <text:p>9.881422925</text:p>
          </table:table-cell>
          <table:table-cell office:value-type="float" office:value="0.71408720355731203" table:style-name="ce1">
            <text:p>0.714087204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logout</text:p>
          </table:table-cell>
          <table:table-cell office:value-type="float" office:value="20" table:style-name="ce1">
            <text:p>20</text:p>
          </table:table-cell>
          <table:table-cell office:value-type="float" office:value="34" table:style-name="ce1">
            <text:p>34</text:p>
          </table:table-cell>
          <table:table-cell office:value-type="float" office:value="8" table:style-name="ce1">
            <text:p>8</text:p>
          </table:table-cell>
          <table:table-cell office:value-type="float" office:value="293" table:style-name="ce1">
            <text:p>293</text:p>
          </table:table-cell>
          <table:table-cell office:value-type="float" office:value="61.936257555651501" table:style-name="ce1">
            <text:p>61.93625756</text:p>
          </table:table-cell>
          <table:table-cell office:value-type="float" office:value="0" table:style-name="ce1">
            <text:p>0</text:p>
          </table:table-cell>
          <table:table-cell office:value-type="float" office:value="9.3808630393996193" table:style-name="ce1">
            <text:p>9.380863039</text:p>
          </table:table-cell>
          <table:table-cell office:value-type="float" office:value="13.475829620075" table:style-name="ce1">
            <text:p>13.4758296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0_AddFlow:/</text:p>
          </table:table-cell>
          <table:table-cell office:value-type="float" office:value="20" table:style-name="ce1">
            <text:p>20</text:p>
          </table:table-cell>
          <table:table-cell office:value-type="float" office:value="17" table:style-name="ce1">
            <text:p>17</text:p>
          </table:table-cell>
          <table:table-cell office:value-type="float" office:value="4" table:style-name="ce1">
            <text:p>4</text:p>
          </table:table-cell>
          <table:table-cell office:value-type="float" office:value="205" table:style-name="ce1">
            <text:p>205</text:p>
          </table:table-cell>
          <table:table-cell office:value-type="float" office:value="43.099419949693001" table:style-name="ce1">
            <text:p>43.09941995</text:p>
          </table:table-cell>
          <table:table-cell office:value-type="float" office:value="0" table:style-name="ce1">
            <text:p>0</text:p>
          </table:table-cell>
          <table:table-cell office:value-type="float" office:value="9.3940817285110292" table:style-name="ce1">
            <text:p>9.394081729</text:p>
          </table:table-cell>
          <table:table-cell office:value-type="float" office:value="13.4948185767966" table:style-name="ce1">
            <text:p>13.4948185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plan?wicket:interface=:1:indicator:big-form:segment:part:task::IBehaviorListener:0:-1&amp;random=0.7455206658306013</text:p>
          </table:table-cell>
          <table:table-cell office:value-type="float" office:value="20" table:style-name="ce1">
            <text:p>20</text:p>
          </table:table-cell>
          <table:table-cell office:value-type="float" office:value="24" table:style-name="ce1">
            <text:p>24</text:p>
          </table:table-cell>
          <table:table-cell office:value-type="float" office:value="4" table:style-name="ce1">
            <text:p>4</text:p>
          </table:table-cell>
          <table:table-cell office:value-type="float" office:value="245" table:style-name="ce1">
            <text:p>245</text:p>
          </table:table-cell>
          <table:table-cell office:value-type="float" office:value="52.482473264890999" table:style-name="ce1">
            <text:p>52.48247326</text:p>
          </table:table-cell>
          <table:table-cell office:value-type="float" office:value="0" table:style-name="ce1">
            <text:p>0</text:p>
          </table:table-cell>
          <table:table-cell office:value-type="float" office:value="11.4481969089868" table:style-name="ce1">
            <text:p>11.44819691</text:p>
          </table:table-cell>
          <table:table-cell office:value-type="float" office:value="0.827311104751001" table:style-name="ce1">
            <text:p>0.827311105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logout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70" table:style-name="ce1">
            <text:p>70</text:p>
          </table:table-cell>
          <table:table-cell office:value-type="float" office:value="20.679458406834499" table:style-name="ce1">
            <text:p>20.67945841</text:p>
          </table:table-cell>
          <table:table-cell office:value-type="float" office:value="0" table:style-name="ce1">
            <text:p>0</text:p>
          </table:table-cell>
          <table:table-cell office:value-type="float" office:value="10.7584722969338" table:style-name="ce1">
            <text:p>10.7584723</text:p>
          </table:table-cell>
          <table:table-cell office:value-type="float" office:value="15.4547976062399" table:style-name="ce1">
            <text:p>15.4547976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9_UpdateSameTask:/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51" table:style-name="ce1">
            <text:p>51</text:p>
          </table:table-cell>
          <table:table-cell office:value-type="float" office:value="11.560601195439601" table:style-name="ce1">
            <text:p>11.5606012</text:p>
          </table:table-cell>
          <table:table-cell office:value-type="float" office:value="0" table:style-name="ce1">
            <text:p>0</text:p>
          </table:table-cell>
          <table:table-cell office:value-type="float" office:value="10.7642626480086" table:style-name="ce1">
            <text:p>10.76426265</text:p>
          </table:table-cell>
          <table:table-cell office:value-type="float" office:value="15.463115581270101" table:style-name="ce1">
            <text:p>15.4631155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plan</text:p>
          </table:table-cell>
          <table:table-cell office:value-type="float" office:value="200" table:style-name="ce1">
            <text:p>200</text:p>
          </table:table-cell>
          <table:table-cell office:value-type="float" office:value="40" table:style-name="ce1">
            <text:p>40</text:p>
          </table:table-cell>
          <table:table-cell office:value-type="float" office:value="3" table:style-name="ce1">
            <text:p>3</text:p>
          </table:table-cell>
          <table:table-cell office:value-type="float" office:value="1885" table:style-name="ce1">
            <text:p>1885</text:p>
          </table:table-cell>
          <table:table-cell office:value-type="float" office:value="169.62389859627601" table:style-name="ce1">
            <text:p>169.6238986</text:p>
          </table:table-cell>
          <table:table-cell office:value-type="float" office:value="0" table:style-name="ce1">
            <text:p>0</text:p>
          </table:table-cell>
          <table:table-cell office:value-type="float" office:value="43.985045084671199" table:style-name="ce1">
            <text:p>43.98504508</text:p>
          </table:table-cell>
          <table:table-cell office:value-type="float" office:value="9.1793009126896798" table:style-name="ce1">
            <text:p>9.179300913</text:p>
          </table:table-cell>
          <table:table-cell office:value-type="float" office:value="213.7" table:style-name="ce1">
            <text:p>213.7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category::IBehaviorListener:0:-1&amp;random=0.7321752379604155</text:p>
          </table:table-cell>
          <table:table-cell office:value-type="float" office:value="20" table:style-name="ce1">
            <text:p>20</text:p>
          </table:table-cell>
          <table:table-cell office:value-type="float" office:value="23" table:style-name="ce1">
            <text:p>23</text:p>
          </table:table-cell>
          <table:table-cell office:value-type="float" office:value="4" table:style-name="ce1">
            <text:p>4</text:p>
          </table:table-cell>
          <table:table-cell office:value-type="float" office:value="296" table:style-name="ce1">
            <text:p>296</text:p>
          </table:table-cell>
          <table:table-cell office:value-type="float" office:value="62.699661083613499" table:style-name="ce1">
            <text:p>62.69966108</text:p>
          </table:table-cell>
          <table:table-cell office:value-type="float" office:value="0" table:style-name="ce1">
            <text:p>0</text:p>
          </table:table-cell>
          <table:table-cell office:value-type="float" office:value="9.4876660341555894" table:style-name="ce1">
            <text:p>9.487666034</text:p>
          </table:table-cell>
          <table:table-cell office:value-type="float" office:value="0.68563211574952498" table:style-name="ce1">
            <text:p>0.685632116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plan?wicket:interface=:1:indicator:big-form:entity:mo:aspect:mo-details:name::IBehaviorListener:0:-1&amp;random=0.5996661214385959</text:p>
          </table:table-cell>
          <table:table-cell office:value-type="float" office:value="20" table:style-name="ce1">
            <text:p>20</text:p>
          </table:table-cell>
          <table:table-cell office:value-type="float" office:value="12" table:style-name="ce1">
            <text:p>12</text:p>
          </table:table-cell>
          <table:table-cell office:value-type="float" office:value="5" table:style-name="ce1">
            <text:p>5</text:p>
          </table:table-cell>
          <table:table-cell office:value-type="float" office:value="42" table:style-name="ce1">
            <text:p>42</text:p>
          </table:table-cell>
          <table:table-cell office:value-type="float" office:value="8.8436417837902006" table:style-name="ce1">
            <text:p>8.843641784</text:p>
          </table:table-cell>
          <table:table-cell office:value-type="float" office:value="0" table:style-name="ce1">
            <text:p>0</text:p>
          </table:table-cell>
          <table:table-cell office:value-type="float" office:value="6.9084628670120898" table:style-name="ce1">
            <text:p>6.908462867</text:p>
          </table:table-cell>
          <table:table-cell office:value-type="float" office:value="0.49924438687391998" table:style-name="ce1">
            <text:p>0.499244387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logout</text:p>
          </table:table-cell>
          <table:table-cell office:value-type="float" office:value="20" table:style-name="ce1">
            <text:p>20</text:p>
          </table:table-cell>
          <table:table-cell office:value-type="float" office:value="33" table:style-name="ce1">
            <text:p>33</text:p>
          </table:table-cell>
          <table:table-cell office:value-type="float" office:value="9" table:style-name="ce1">
            <text:p>9</text:p>
          </table:table-cell>
          <table:table-cell office:value-type="float" office:value="141" table:style-name="ce1">
            <text:p>141</text:p>
          </table:table-cell>
          <table:table-cell office:value-type="float" office:value="36.532553975871899" table:style-name="ce1">
            <text:p>36.53255398</text:p>
          </table:table-cell>
          <table:table-cell office:value-type="float" office:value="0" table:style-name="ce1">
            <text:p>0</text:p>
          </table:table-cell>
          <table:table-cell office:value-type="float" office:value="6.8634179821551102" table:style-name="ce1">
            <text:p>6.863417982</text:p>
          </table:table-cell>
          <table:table-cell office:value-type="float" office:value="9.8594607927247697" table:style-name="ce1">
            <text:p>9.85946079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1_UpdatePhase:/</text:p>
          </table:table-cell>
          <table:table-cell office:value-type="float" office:value="20" table:style-name="ce1">
            <text:p>20</text:p>
          </table:table-cell>
          <table:table-cell office:value-type="float" office:value="25" table:style-name="ce1">
            <text:p>25</text:p>
          </table:table-cell>
          <table:table-cell office:value-type="float" office:value="6" table:style-name="ce1">
            <text:p>6</text:p>
          </table:table-cell>
          <table:table-cell office:value-type="float" office:value="80" table:style-name="ce1">
            <text:p>80</text:p>
          </table:table-cell>
          <table:table-cell office:value-type="float" office:value="21.887153766536201" table:style-name="ce1">
            <text:p>21.88715377</text:p>
          </table:table-cell>
          <table:table-cell office:value-type="float" office:value="0" table:style-name="ce1">
            <text:p>0</text:p>
          </table:table-cell>
          <table:table-cell office:value-type="float" office:value="6.8610634648370397" table:style-name="ce1">
            <text:p>6.861063465</text:p>
          </table:table-cell>
          <table:table-cell office:value-type="float" office:value="9.8560784734133797" table:style-name="ce1">
            <text:p>9.856078473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organization:name::IBehaviorListener:0:-1&amp;random=0.047894925781012065</text:p>
          </table:table-cell>
          <table:table-cell office:value-type="float" office:value="20" table:style-name="ce1">
            <text:p>20</text:p>
          </table:table-cell>
          <table:table-cell office:value-type="float" office:value="22" table:style-name="ce1">
            <text:p>22</text:p>
          </table:table-cell>
          <table:table-cell office:value-type="float" office:value="3" table:style-name="ce1">
            <text:p>3</text:p>
          </table:table-cell>
          <table:table-cell office:value-type="float" office:value="241" table:style-name="ce1">
            <text:p>241</text:p>
          </table:table-cell>
          <table:table-cell office:value-type="float" office:value="50.568048212285198" table:style-name="ce1">
            <text:p>50.56804821</text:p>
          </table:table-cell>
          <table:table-cell office:value-type="float" office:value="0" table:style-name="ce1">
            <text:p>0</text:p>
          </table:table-cell>
          <table:table-cell office:value-type="float" office:value="11.5807759119861" table:style-name="ce1">
            <text:p>11.58077591</text:p>
          </table:table-cell>
          <table:table-cell office:value-type="float" office:value="0.83689200926462004" table:style-name="ce1">
            <text:p>0.836892009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plan?wicket:interface=:1:indicator:big-form:sg-editor:mo:aspect:goalsDiv:goal:0:endsWithSegment::IBehaviorListener:0:-1&amp;random=0.14848660448390094</text:p>
          </table:table-cell>
          <table:table-cell office:value-type="float" office:value="20" table:style-name="ce1">
            <text:p>20</text:p>
          </table:table-cell>
          <table:table-cell office:value-type="float" office:value="16" table:style-name="ce1">
            <text:p>16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20.403676139362702" table:style-name="ce1">
            <text:p>20.40367614</text:p>
          </table:table-cell>
          <table:table-cell office:value-type="float" office:value="0" table:style-name="ce1">
            <text:p>0</text:p>
          </table:table-cell>
          <table:table-cell office:value-type="float" office:value="11.7027501462843" table:style-name="ce1">
            <text:p>11.70275015</text:p>
          </table:table-cell>
          <table:table-cell office:value-type="float" office:value="0.84570655354008095" table:style-name="ce1">
            <text:p>0.845706554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logout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5" table:style-name="ce1">
            <text:p>5</text:p>
          </table:table-cell>
          <table:table-cell office:value-type="float" office:value="64" table:style-name="ce1">
            <text:p>64</text:p>
          </table:table-cell>
          <table:table-cell office:value-type="float" office:value="17.508854902591398" table:style-name="ce1">
            <text:p>17.5088549</text:p>
          </table:table-cell>
          <table:table-cell office:value-type="float" office:value="0" table:style-name="ce1">
            <text:p>0</text:p>
          </table:table-cell>
          <table:table-cell office:value-type="float" office:value="11.254924029262799" table:style-name="ce1">
            <text:p>11.25492403</text:p>
          </table:table-cell>
          <table:table-cell office:value-type="float" office:value="16.167962155317898" table:style-name="ce1">
            <text:p>16.1679621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8_AddNewGoals:/</text:p>
          </table:table-cell>
          <table:table-cell office:value-type="float" office:value="20" table:style-name="ce1">
            <text:p>20</text:p>
          </table:table-cell>
          <table:table-cell office:value-type="float" office:value="9" table:style-name="ce1">
            <text:p>9</text:p>
          </table:table-cell>
          <table:table-cell office:value-type="float" office:value="4" table:style-name="ce1">
            <text:p>4</text:p>
          </table:table-cell>
          <table:table-cell office:value-type="float" office:value="39" table:style-name="ce1">
            <text:p>39</text:p>
          </table:table-cell>
          <table:table-cell office:value-type="float" office:value="7.2957179221787296" table:style-name="ce1">
            <text:p>7.295717922</text:p>
          </table:table-cell>
          <table:table-cell office:value-type="float" office:value="0" table:style-name="ce1">
            <text:p>0</text:p>
          </table:table-cell>
          <table:table-cell office:value-type="float" office:value="11.2296462661426" table:style-name="ce1">
            <text:p>11.22964627</text:p>
          </table:table-cell>
          <table:table-cell office:value-type="float" office:value="16.131650056148199" table:style-name="ce1">
            <text:p>16.1316500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plan?wicket:interface=:1:indicator:big-form:plan:mo:aspect:tabs:panel:newInvolvedContainer:newInvolved::IBehaviorListener:0:-1&amp;random=0.12481855407133524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4" table:style-name="ce1">
            <text:p>4</text:p>
          </table:table-cell>
          <table:table-cell office:value-type="float" office:value="73" table:style-name="ce1">
            <text:p>73</text:p>
          </table:table-cell>
          <table:table-cell office:value-type="float" office:value="22.323698170330101" table:style-name="ce1">
            <text:p>22.32369817</text:p>
          </table:table-cell>
          <table:table-cell office:value-type="float" office:value="0" table:style-name="ce1">
            <text:p>0</text:p>
          </table:table-cell>
          <table:table-cell office:value-type="float" office:value="18.4842883548983" table:style-name="ce1">
            <text:p>18.48428835</text:p>
          </table:table-cell>
          <table:table-cell office:value-type="float" office:value="1.33577865064695" table:style-name="ce1">
            <text:p>1.335778651</text:p>
          </table:table-cell>
          <table:table-cell office:value-type="float" office:value="74" table:style-name="ce1">
            <text:p>7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06_AddNewOrg:/logout</text:p>
          </table:table-cell>
          <table:table-cell office:value-type="float" office:value="20" table:style-name="ce1">
            <text:p>20</text:p>
          </table:table-cell>
          <table:table-cell office:value-type="float" office:value="26" table:style-name="ce1">
            <text:p>26</text:p>
          </table:table-cell>
          <table:table-cell office:value-type="float" office:value="7" table:style-name="ce1">
            <text:p>7</text:p>
          </table:table-cell>
          <table:table-cell office:value-type="float" office:value="108" table:style-name="ce1">
            <text:p>108</text:p>
          </table:table-cell>
          <table:table-cell office:value-type="float" office:value="28.5755139936274" table:style-name="ce1">
            <text:p>28.57551399</text:p>
          </table:table-cell>
          <table:table-cell office:value-type="float" office:value="0" table:style-name="ce1">
            <text:p>0</text:p>
          </table:table-cell>
          <table:table-cell office:value-type="float" office:value="20.3045685279187" table:style-name="ce1">
            <text:p>20.30456853</text:p>
          </table:table-cell>
          <table:table-cell office:value-type="float" office:value="29.167988578680198" table:style-name="ce1">
            <text:p>29.1679885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;jsessionid=1gcji50fzeuhtuc0ifb6k099k</text:p>
          </table:table-cell>
          <table:table-cell office:value-type="float" office:value="20" table:style-name="ce1">
            <text:p>20</text:p>
          </table:table-cell>
          <table:table-cell office:value-type="float" office:value="3973" table:style-name="ce1">
            <text:p>3973</text:p>
          </table:table-cell>
          <table:table-cell office:value-type="float" office:value="477" table:style-name="ce1">
            <text:p>477</text:p>
          </table:table-cell>
          <table:table-cell office:value-type="float" office:value="6286" table:style-name="ce1">
            <text:p>6286</text:p>
          </table:table-cell>
          <table:table-cell office:value-type="float" office:value="1990.45897722108" table:style-name="ce1">
            <text:p>1990.458977</text:p>
          </table:table-cell>
          <table:table-cell office:value-type="float" office:value="0" table:style-name="ce1">
            <text:p>0</text:p>
          </table:table-cell>
          <table:table-cell office:value-type="float" office:value="2.9312619082514999" table:style-name="ce1">
            <text:p>2.931261908</text:p>
          </table:table-cell>
          <table:table-cell office:value-type="float" office:value="71.774266497508407" table:style-name="ce1">
            <text:p>71.7742665</text:p>
          </table:table-cell>
          <table:table-cell office:value-type="float" office:value="25073.45" table:style-name="ce1">
            <text:p>25073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;jsessionid=1h91r9vfjoebukjamk1rbmrdv</text:p>
          </table:table-cell>
          <table:table-cell office:value-type="float" office:value="20" table:style-name="ce1">
            <text:p>20</text:p>
          </table:table-cell>
          <table:table-cell office:value-type="float" office:value="3168" table:style-name="ce1">
            <text:p>3168</text:p>
          </table:table-cell>
          <table:table-cell office:value-type="float" office:value="537" table:style-name="ce1">
            <text:p>537</text:p>
          </table:table-cell>
          <table:table-cell office:value-type="float" office:value="6183" table:style-name="ce1">
            <text:p>6183</text:p>
          </table:table-cell>
          <table:table-cell office:value-type="float" office:value="2125.8962786316702" table:style-name="ce1">
            <text:p>2125.896279</text:p>
          </table:table-cell>
          <table:table-cell office:value-type="float" office:value="0" table:style-name="ce1">
            <text:p>0</text:p>
          </table:table-cell>
          <table:table-cell office:value-type="float" office:value="2.5179403248143002" table:style-name="ce1">
            <text:p>2.517940325</text:p>
          </table:table-cell>
          <table:table-cell office:value-type="float" office:value="61.652654066473602" table:style-name="ce1">
            <text:p>61.65265407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;jsessionid=itcq1im3tufzyl1asmf75007</text:p>
          </table:table-cell>
          <table:table-cell office:value-type="float" office:value="20" table:style-name="ce1">
            <text:p>20</text:p>
          </table:table-cell>
          <table:table-cell office:value-type="float" office:value="2987" table:style-name="ce1">
            <text:p>2987</text:p>
          </table:table-cell>
          <table:table-cell office:value-type="float" office:value="596" table:style-name="ce1">
            <text:p>596</text:p>
          </table:table-cell>
          <table:table-cell office:value-type="float" office:value="5561" table:style-name="ce1">
            <text:p>5561</text:p>
          </table:table-cell>
          <table:table-cell office:value-type="float" office:value="1463.3539353143501" table:style-name="ce1">
            <text:p>1463.353935</text:p>
          </table:table-cell>
          <table:table-cell office:value-type="float" office:value="0" table:style-name="ce1">
            <text:p>0</text:p>
          </table:table-cell>
          <table:table-cell office:value-type="float" office:value="3.1080031080030999" table:style-name="ce1">
            <text:p>3.108003108</text:p>
          </table:table-cell>
          <table:table-cell office:value-type="float" office:value="76.100548756798702" table:style-name="ce1">
            <text:p>76.10054876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;jsessionid=h8qtame2iq6717ohsf8532rus</text:p>
          </table:table-cell>
          <table:table-cell office:value-type="float" office:value="20" table:style-name="ce1">
            <text:p>20</text:p>
          </table:table-cell>
          <table:table-cell office:value-type="float" office:value="2662" table:style-name="ce1">
            <text:p>2662</text:p>
          </table:table-cell>
          <table:table-cell office:value-type="float" office:value="173" table:style-name="ce1">
            <text:p>173</text:p>
          </table:table-cell>
          <table:table-cell office:value-type="float" office:value="5126" table:style-name="ce1">
            <text:p>5126</text:p>
          </table:table-cell>
          <table:table-cell office:value-type="float" office:value="1425.0354942947899" table:style-name="ce1">
            <text:p>1425.035494</text:p>
          </table:table-cell>
          <table:table-cell office:value-type="float" office:value="0" table:style-name="ce1">
            <text:p>0</text:p>
          </table:table-cell>
          <table:table-cell office:value-type="float" office:value="3.2315398287283799" table:style-name="ce1">
            <text:p>3.231539829</text:p>
          </table:table-cell>
          <table:table-cell office:value-type="float" office:value="79.125231004604899" table:style-name="ce1">
            <text:p>79.125231</text:p>
          </table:table-cell>
          <table:table-cell office:value-type="float" office:value="25072.95" table:style-name="ce1">
            <text:p>25072.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home</text:p>
          </table:table-cell>
          <table:table-cell office:value-type="float" office:value="20" table:style-name="ce1">
            <text:p>20</text:p>
          </table:table-cell>
          <table:table-cell office:value-type="float" office:value="1472" table:style-name="ce1">
            <text:p>1472</text:p>
          </table:table-cell>
          <table:table-cell office:value-type="float" office:value="44" table:style-name="ce1">
            <text:p>44</text:p>
          </table:table-cell>
          <table:table-cell office:value-type="float" office:value="2116" table:style-name="ce1">
            <text:p>2116</text:p>
          </table:table-cell>
          <table:table-cell office:value-type="float" office:value="578.67767366643704" table:style-name="ce1">
            <text:p>578.6776737</text:p>
          </table:table-cell>
          <table:table-cell office:value-type="float" office:value="0" table:style-name="ce1">
            <text:p>0</text:p>
          </table:table-cell>
          <table:table-cell office:value-type="float" office:value="5.5340343110127197" table:style-name="ce1">
            <text:p>5.534034311</text:p>
          </table:table-cell>
          <table:table-cell office:value-type="float" office:value="135.502505447565" table:style-name="ce1">
            <text:p>135.5025054</text:p>
          </table:table-cell>
          <table:table-cell office:value-type="float" office:value="25072.95" table:style-name="ce1">
            <text:p>25072.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home</text:p>
          </table:table-cell>
          <table:table-cell office:value-type="float" office:value="20" table:style-name="ce1">
            <text:p>20</text:p>
          </table:table-cell>
          <table:table-cell office:value-type="float" office:value="1547" table:style-name="ce1">
            <text:p>1547</text:p>
          </table:table-cell>
          <table:table-cell office:value-type="float" office:value="362" table:style-name="ce1">
            <text:p>362</text:p>
          </table:table-cell>
          <table:table-cell office:value-type="float" office:value="2006" table:style-name="ce1">
            <text:p>2006</text:p>
          </table:table-cell>
          <table:table-cell office:value-type="float" office:value="445.141651612158" table:style-name="ce1">
            <text:p>445.1416516</text:p>
          </table:table-cell>
          <table:table-cell office:value-type="float" office:value="0" table:style-name="ce1">
            <text:p>0</text:p>
          </table:table-cell>
          <table:table-cell office:value-type="float" office:value="5.5294442908487698" table:style-name="ce1">
            <text:p>5.529444291</text:p>
          </table:table-cell>
          <table:table-cell office:value-type="float" office:value="135.39038740669" table:style-name="ce1">
            <text:p>135.3903874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home</text:p>
          </table:table-cell>
          <table:table-cell office:value-type="float" office:value="20" table:style-name="ce1">
            <text:p>20</text:p>
          </table:table-cell>
          <table:table-cell office:value-type="float" office:value="1412" table:style-name="ce1">
            <text:p>1412</text:p>
          </table:table-cell>
          <table:table-cell office:value-type="float" office:value="247" table:style-name="ce1">
            <text:p>247</text:p>
          </table:table-cell>
          <table:table-cell office:value-type="float" office:value="3149" table:style-name="ce1">
            <text:p>3149</text:p>
          </table:table-cell>
          <table:table-cell office:value-type="float" office:value="591.73416962348801" table:style-name="ce1">
            <text:p>591.7341696</text:p>
          </table:table-cell>
          <table:table-cell office:value-type="float" office:value="0" table:style-name="ce1">
            <text:p>0</text:p>
          </table:table-cell>
          <table:table-cell office:value-type="float" office:value="3.17007449675067" table:style-name="ce1">
            <text:p>3.170074497</text:p>
          </table:table-cell>
          <table:table-cell office:value-type="float" office:value="77.620388532255504" table:style-name="ce1">
            <text:p>77.62038853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home</text:p>
          </table:table-cell>
          <table:table-cell office:value-type="float" office:value="20" table:style-name="ce1">
            <text:p>20</text:p>
          </table:table-cell>
          <table:table-cell office:value-type="float" office:value="908" table:style-name="ce1">
            <text:p>908</text:p>
          </table:table-cell>
          <table:table-cell office:value-type="float" office:value="125" table:style-name="ce1">
            <text:p>125</text:p>
          </table:table-cell>
          <table:table-cell office:value-type="float" office:value="1659" table:style-name="ce1">
            <text:p>1659</text:p>
          </table:table-cell>
          <table:table-cell office:value-type="float" office:value="459.497932530713" table:style-name="ce1">
            <text:p>459.4979325</text:p>
          </table:table-cell>
          <table:table-cell office:value-type="float" office:value="0" table:style-name="ce1">
            <text:p>0</text:p>
          </table:table-cell>
          <table:table-cell office:value-type="float" office:value="5.4259359739555002" table:style-name="ce1">
            <text:p>5.425935974</text:p>
          </table:table-cell>
          <table:table-cell office:value-type="float" office:value="132.855949877916" table:style-name="ce1">
            <text:p>132.8559499</text:p>
          </table:table-cell>
          <table:table-cell office:value-type="float" office:value="25073" table:style-name="ce1">
            <text:p>2507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home</text:p>
          </table:table-cell>
          <table:table-cell office:value-type="float" office:value="20" table:style-name="ce1">
            <text:p>20</text:p>
          </table:table-cell>
          <table:table-cell office:value-type="float" office:value="1198" table:style-name="ce1">
            <text:p>1198</text:p>
          </table:table-cell>
          <table:table-cell office:value-type="float" office:value="503" table:style-name="ce1">
            <text:p>503</text:p>
          </table:table-cell>
          <table:table-cell office:value-type="float" office:value="2093" table:style-name="ce1">
            <text:p>2093</text:p>
          </table:table-cell>
          <table:table-cell office:value-type="float" office:value="520.42145420802899" table:style-name="ce1">
            <text:p>520.4214542</text:p>
          </table:table-cell>
          <table:table-cell office:value-type="float" office:value="0" table:style-name="ce1">
            <text:p>0</text:p>
          </table:table-cell>
          <table:table-cell office:value-type="float" office:value="5.2966101694915197" table:style-name="ce1">
            <text:p>5.296610169</text:p>
          </table:table-cell>
          <table:table-cell office:value-type="float" office:value="129.69168970140299" table:style-name="ce1">
            <text:p>129.6916897</text:p>
          </table:table-cell>
          <table:table-cell office:value-type="float" office:value="25073.45" table:style-name="ce1">
            <text:p>25073.4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plan</text:p>
          </table:table-cell>
          <table:table-cell office:value-type="float" office:value="100" table:style-name="ce1">
            <text:p>100</text:p>
          </table:table-cell>
          <table:table-cell office:value-type="float" office:value="2466" table:style-name="ce1">
            <text:p>2466</text:p>
          </table:table-cell>
          <table:table-cell office:value-type="float" office:value="15" table:style-name="ce1">
            <text:p>15</text:p>
          </table:table-cell>
          <table:table-cell office:value-type="float" office:value="8761" table:style-name="ce1">
            <text:p>8761</text:p>
          </table:table-cell>
          <table:table-cell office:value-type="float" office:value="2480.02969133435" table:style-name="ce1">
            <text:p>2480.029691</text:p>
          </table:table-cell>
          <table:table-cell office:value-type="float" office:value="0" table:style-name="ce1">
            <text:p>0</text:p>
          </table:table-cell>
          <table:table-cell office:value-type="float" office:value="5.10464522715671" table:style-name="ce1">
            <text:p>5.104645227</text:p>
          </table:table-cell>
          <table:table-cell office:value-type="float" office:value="307.32272324846798" table:style-name="ce1">
            <text:p>307.3227232</text:p>
          </table:table-cell>
          <table:table-cell office:value-type="float" office:value="61649.43" table:style-name="ce1">
            <text:p>61649.4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plan</text:p>
          </table:table-cell>
          <table:table-cell office:value-type="float" office:value="260" table:style-name="ce1">
            <text:p>260</text:p>
          </table:table-cell>
          <table:table-cell office:value-type="float" office:value="710" table:style-name="ce1">
            <text:p>710</text:p>
          </table:table-cell>
          <table:table-cell office:value-type="float" office:value="4" table:style-name="ce1">
            <text:p>4</text:p>
          </table:table-cell>
          <table:table-cell office:value-type="float" office:value="14116" table:style-name="ce1">
            <text:p>14116</text:p>
          </table:table-cell>
          <table:table-cell office:value-type="float" office:value="1766.66559590418" table:style-name="ce1">
            <text:p>1766.665596</text:p>
          </table:table-cell>
          <table:table-cell office:value-type="float" office:value="0" table:style-name="ce1">
            <text:p>0</text:p>
          </table:table-cell>
          <table:table-cell office:value-type="float" office:value="13.7726454073524" table:style-name="ce1">
            <text:p>13.77264541</text:p>
          </table:table-cell>
          <table:table-cell office:value-type="float" office:value="438.78611594845802" table:style-name="ce1">
            <text:p>438.7861159</text:p>
          </table:table-cell>
          <table:table-cell office:value-type="float" office:value="32623.8692307692" table:style-name="ce1">
            <text:p>32623.86923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plan</text:p>
          </table:table-cell>
          <table:table-cell office:value-type="float" office:value="200" table:style-name="ce1">
            <text:p>200</text:p>
          </table:table-cell>
          <table:table-cell office:value-type="float" office:value="1557" table:style-name="ce1">
            <text:p>1557</text:p>
          </table:table-cell>
          <table:table-cell office:value-type="float" office:value="16" table:style-name="ce1">
            <text:p>16</text:p>
          </table:table-cell>
          <table:table-cell office:value-type="float" office:value="9856" table:style-name="ce1">
            <text:p>9856</text:p>
          </table:table-cell>
          <table:table-cell office:value-type="float" office:value="2265.7738425921898" table:style-name="ce1">
            <text:p>2265.773843</text:p>
          </table:table-cell>
          <table:table-cell office:value-type="float" office:value="0" table:style-name="ce1">
            <text:p>0</text:p>
          </table:table-cell>
          <table:table-cell office:value-type="float" office:value="10.220246307936" table:style-name="ce1">
            <text:p>10.22024631</text:p>
          </table:table-cell>
          <table:table-cell office:value-type="float" office:value="454.44554764550998" table:style-name="ce1">
            <text:p>454.4455476</text:p>
          </table:table-cell>
          <table:table-cell office:value-type="float" office:value="45532.39" table:style-name="ce1">
            <text:p>45532.3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plan</text:p>
          </table:table-cell>
          <table:table-cell office:value-type="float" office:value="240" table:style-name="ce1">
            <text:p>240</text:p>
          </table:table-cell>
          <table:table-cell office:value-type="float" office:value="1264" table:style-name="ce1">
            <text:p>1264</text:p>
          </table:table-cell>
          <table:table-cell office:value-type="float" office:value="11" table:style-name="ce1">
            <text:p>11</text:p>
          </table:table-cell>
          <table:table-cell office:value-type="float" office:value="13380" table:style-name="ce1">
            <text:p>13380</text:p>
          </table:table-cell>
          <table:table-cell office:value-type="float" office:value="2183.0095367047102" table:style-name="ce1">
            <text:p>2183.009537</text:p>
          </table:table-cell>
          <table:table-cell office:value-type="float" office:value="0" table:style-name="ce1">
            <text:p>0</text:p>
          </table:table-cell>
          <table:table-cell office:value-type="float" office:value="11.510239317059099" table:style-name="ce1">
            <text:p>11.51023932</text:p>
          </table:table-cell>
          <table:table-cell office:value-type="float" office:value="420.95426515814501" table:style-name="ce1">
            <text:p>420.9542652</text:p>
          </table:table-cell>
          <table:table-cell office:value-type="float" office:value="37449.887499999997" table:style-name="ce1">
            <text:p>37449.887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plan</text:p>
          </table:table-cell>
          <table:table-cell office:value-type="float" office:value="140" table:style-name="ce1">
            <text:p>140</text:p>
          </table:table-cell>
          <table:table-cell office:value-type="float" office:value="2179" table:style-name="ce1">
            <text:p>2179</text:p>
          </table:table-cell>
          <table:table-cell office:value-type="float" office:value="16" table:style-name="ce1">
            <text:p>16</text:p>
          </table:table-cell>
          <table:table-cell office:value-type="float" office:value="10810" table:style-name="ce1">
            <text:p>10810</text:p>
          </table:table-cell>
          <table:table-cell office:value-type="float" office:value="2515.6703184687099" table:style-name="ce1">
            <text:p>2515.670318</text:p>
          </table:table-cell>
          <table:table-cell office:value-type="float" office:value="0" table:style-name="ce1">
            <text:p>0</text:p>
          </table:table-cell>
          <table:table-cell office:value-type="float" office:value="6.6892828133212197" table:style-name="ce1">
            <text:p>6.689282813</text:p>
          </table:table-cell>
          <table:table-cell office:value-type="float" office:value="385.53496718070602" table:style-name="ce1">
            <text:p>385.5349672</text:p>
          </table:table-cell>
          <table:table-cell office:value-type="float" office:value="59017.9571428571" table:style-name="ce1">
            <text:p>59017.95714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plan?wicket:interface=:1:indicator:big-form:plan:mo:aspect:indexed::IBehaviorListener:0:-1&amp;random=0.8376628133096905</text:p>
          </table:table-cell>
          <table:table-cell office:value-type="float" office:value="20" table:style-name="ce1">
            <text:p>20</text:p>
          </table:table-cell>
          <table:table-cell office:value-type="float" office:value="240" table:style-name="ce1">
            <text:p>240</text:p>
          </table:table-cell>
          <table:table-cell office:value-type="float" office:value="35" table:style-name="ce1">
            <text:p>35</text:p>
          </table:table-cell>
          <table:table-cell office:value-type="float" office:value="687" table:style-name="ce1">
            <text:p>687</text:p>
          </table:table-cell>
          <table:table-cell office:value-type="float" office:value="197.84059239701" table:style-name="ce1">
            <text:p>197.8405924</text:p>
          </table:table-cell>
          <table:table-cell office:value-type="float" office:value="0" table:style-name="ce1">
            <text:p>0</text:p>
          </table:table-cell>
          <table:table-cell office:value-type="float" office:value="1.5924834779839101" table:style-name="ce1">
            <text:p>1.592483478</text:p>
          </table:table-cell>
          <table:table-cell office:value-type="float" office:value="0.13685404888924199" table:style-name="ce1">
            <text:p>0.136854049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plan?wicket:interface=:1:indicator:big-form:segment:part:actor:name::IBehaviorListener:0:-1&amp;random=0.9527071632814981</text:p>
          </table:table-cell>
          <table:table-cell office:value-type="float" office:value="20" table:style-name="ce1">
            <text:p>20</text:p>
          </table:table-cell>
          <table:table-cell office:value-type="float" office:value="78" table:style-name="ce1">
            <text:p>78</text:p>
          </table:table-cell>
          <table:table-cell office:value-type="float" office:value="19" table:style-name="ce1">
            <text:p>19</text:p>
          </table:table-cell>
          <table:table-cell office:value-type="float" office:value="220" table:style-name="ce1">
            <text:p>220</text:p>
          </table:table-cell>
          <table:table-cell office:value-type="float" office:value="48.972926193969599" table:style-name="ce1">
            <text:p>48.97292619</text:p>
          </table:table-cell>
          <table:table-cell office:value-type="float" office:value="0" table:style-name="ce1">
            <text:p>0</text:p>
          </table:table-cell>
          <table:table-cell office:value-type="float" office:value="1.57072174664258" table:style-name="ce1">
            <text:p>1.570721747</text:p>
          </table:table-cell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plan?wicket:interface=:1:indicator:big-form:segment:part:role:name::IBehaviorListener:0:-1&amp;random=0.04610376036565511</text:p>
          </table:table-cell>
          <table:table-cell office:value-type="float" office:value="20" table:style-name="ce1">
            <text:p>20</text:p>
          </table:table-cell>
          <table:table-cell office:value-type="float" office:value="432" table:style-name="ce1">
            <text:p>432</text:p>
          </table:table-cell>
          <table:table-cell office:value-type="float" office:value="15" table:style-name="ce1">
            <text:p>15</text:p>
          </table:table-cell>
          <table:table-cell office:value-type="float" office:value="7236" table:style-name="ce1">
            <text:p>7236</text:p>
          </table:table-cell>
          <table:table-cell office:value-type="float" office:value="1561.3845610547" table:style-name="ce1">
            <text:p>1561.384561</text:p>
          </table:table-cell>
          <table:table-cell office:value-type="float" office:value="0" table:style-name="ce1">
            <text:p>0</text:p>
          </table:table-cell>
          <table:table-cell office:value-type="float" office:value="1.7597888253409499" table:style-name="ce1">
            <text:p>1.759788825</text:p>
          </table:table-cell>
          <table:table-cell office:value-type="float" office:value="3.64563283655961" table:style-name="ce1">
            <text:p>3.645632837</text:p>
          </table:table-cell>
          <table:table-cell office:value-type="float" office:value="2121.35" table:style-name="ce1">
            <text:p>2121.3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logout</text:p>
          </table:table-cell>
          <table:table-cell office:value-type="float" office:value="20" table:style-name="ce1">
            <text:p>20</text:p>
          </table:table-cell>
          <table:table-cell office:value-type="float" office:value="36" table:style-name="ce1">
            <text:p>36</text:p>
          </table:table-cell>
          <table:table-cell office:value-type="float" office:value="12" table:style-name="ce1">
            <text:p>12</text:p>
          </table:table-cell>
          <table:table-cell office:value-type="float" office:value="97" table:style-name="ce1">
            <text:p>97</text:p>
          </table:table-cell>
          <table:table-cell office:value-type="float" office:value="25.646442248389899" table:style-name="ce1">
            <text:p>25.64644225</text:p>
          </table:table-cell>
          <table:table-cell office:value-type="float" office:value="0" table:style-name="ce1">
            <text:p>0</text:p>
          </table:table-cell>
          <table:table-cell office:value-type="float" office:value="1.43657520471196" table:style-name="ce1">
            <text:p>1.436575205</text:p>
          </table:table-cell>
          <table:table-cell office:value-type="float" office:value="2.0636739513001001" table:style-name="ce1">
            <text:p>2.06367395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6_UpdateRoles:/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4" table:style-name="ce1">
            <text:p>4</text:p>
          </table:table-cell>
          <table:table-cell office:value-type="float" office:value="44" table:style-name="ce1">
            <text:p>44</text:p>
          </table:table-cell>
          <table:table-cell office:value-type="float" office:value="9.1241437954473295" table:style-name="ce1">
            <text:p>9.124143795</text:p>
          </table:table-cell>
          <table:table-cell office:value-type="float" office:value="0" table:style-name="ce1">
            <text:p>0</text:p>
          </table:table-cell>
          <table:table-cell office:value-type="float" office:value="1.4399884800921501" table:style-name="ce1">
            <text:p>1.43998848</text:p>
          </table:table-cell>
          <table:table-cell office:value-type="float" office:value="2.06857720138238" table:style-name="ce1">
            <text:p>2.06857720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plan?wicket:interface=:1:indicator:big-form:entity:mo:aspect:mo-details:name::IBehaviorListener:0:-1&amp;random=0.1660776531605097</text:p>
          </table:table-cell>
          <table:table-cell office:value-type="float" office:value="20" table:style-name="ce1">
            <text:p>20</text:p>
          </table:table-cell>
          <table:table-cell office:value-type="float" office:value="93" table:style-name="ce1">
            <text:p>93</text:p>
          </table:table-cell>
          <table:table-cell office:value-type="float" office:value="32" table:style-name="ce1">
            <text:p>32</text:p>
          </table:table-cell>
          <table:table-cell office:value-type="float" office:value="243" table:style-name="ce1">
            <text:p>243</text:p>
          </table:table-cell>
          <table:table-cell office:value-type="float" office:value="60.020913022045903" table:style-name="ce1">
            <text:p>60.02091302</text:p>
          </table:table-cell>
          <table:table-cell office:value-type="float" office:value="0" table:style-name="ce1">
            <text:p>0</text:p>
          </table:table-cell>
          <table:table-cell office:value-type="float" office:value="1.6910459118965" table:style-name="ce1">
            <text:p>1.691045912</text:p>
          </table:table-cell>
          <table:table-cell office:value-type="float" office:value="0.14697567007694201" table:style-name="ce1">
            <text:p>0.14697567</text:p>
          </table:table-cell>
          <table:table-cell office:value-type="float" office:value="89" table:style-name="ce1">
            <text:p>89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logout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8" table:style-name="ce1">
            <text:p>8</text:p>
          </table:table-cell>
          <table:table-cell office:value-type="float" office:value="58" table:style-name="ce1">
            <text:p>58</text:p>
          </table:table-cell>
          <table:table-cell office:value-type="float" office:value="13.220816918783701" table:style-name="ce1">
            <text:p>13.22081692</text:p>
          </table:table-cell>
          <table:table-cell office:value-type="float" office:value="0" table:style-name="ce1">
            <text:p>0</text:p>
          </table:table-cell>
          <table:table-cell office:value-type="float" office:value="1.8198362147406699" table:style-name="ce1">
            <text:p>1.819836215</text:p>
          </table:table-cell>
          <table:table-cell office:value-type="float" office:value="2.61423737488626" table:style-name="ce1">
            <text:p>2.61423737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3_UpdatePhase:/</text:p>
          </table:table-cell>
          <table:table-cell office:value-type="float" office:value="20" table:style-name="ce1">
            <text:p>20</text:p>
          </table:table-cell>
          <table:table-cell office:value-type="float" office:value="11" table:style-name="ce1">
            <text:p>11</text:p>
          </table:table-cell>
          <table:table-cell office:value-type="float" office:value="5" table:style-name="ce1">
            <text:p>5</text:p>
          </table:table-cell>
          <table:table-cell office:value-type="float" office:value="58" table:style-name="ce1">
            <text:p>58</text:p>
          </table:table-cell>
          <table:table-cell office:value-type="float" office:value="11.8214846783303" table:style-name="ce1">
            <text:p>11.82148468</text:p>
          </table:table-cell>
          <table:table-cell office:value-type="float" office:value="0" table:style-name="ce1">
            <text:p>0</text:p>
          </table:table-cell>
          <table:table-cell office:value-type="float" office:value="1.82265560922263" table:style-name="ce1">
            <text:p>1.822655609</text:p>
          </table:table-cell>
          <table:table-cell office:value-type="float" office:value="2.6182875011391502" table:style-name="ce1">
            <text:p>2.618287501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logout</text:p>
          </table:table-cell>
          <table:table-cell office:value-type="float" office:value="20" table:style-name="ce1">
            <text:p>20</text:p>
          </table:table-cell>
          <table:table-cell office:value-type="float" office:value="19" table:style-name="ce1">
            <text:p>19</text:p>
          </table:table-cell>
          <table:table-cell office:value-type="float" office:value="8" table:style-name="ce1">
            <text:p>8</text:p>
          </table:table-cell>
          <table:table-cell office:value-type="float" office:value="60" table:style-name="ce1">
            <text:p>60</text:p>
          </table:table-cell>
          <table:table-cell office:value-type="float" office:value="14.2508771659852" table:style-name="ce1">
            <text:p>14.25087717</text:p>
          </table:table-cell>
          <table:table-cell office:value-type="float" office:value="0" table:style-name="ce1">
            <text:p>0</text:p>
          </table:table-cell>
          <table:table-cell office:value-type="float" office:value="1.5561780267662599" table:style-name="ce1">
            <text:p>1.556178027</text:p>
          </table:table-cell>
          <table:table-cell office:value-type="float" office:value="2.23548620837223" table:style-name="ce1">
            <text:p>2.23548620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2_UpdateAgent:/</text:p>
          </table:table-cell>
          <table:table-cell office:value-type="float" office:value="20" table:style-name="ce1">
            <text:p>20</text:p>
          </table:table-cell>
          <table:table-cell office:value-type="float" office:value="20" table:style-name="ce1">
            <text:p>20</text:p>
          </table:table-cell>
          <table:table-cell office:value-type="float" office:value="5" table:style-name="ce1">
            <text:p>5</text:p>
          </table:table-cell>
          <table:table-cell office:value-type="float" office:value="209" table:style-name="ce1">
            <text:p>209</text:p>
          </table:table-cell>
          <table:table-cell office:value-type="float" office:value="43.826333408123404" table:style-name="ce1">
            <text:p>43.82633341</text:p>
          </table:table-cell>
          <table:table-cell office:value-type="float" office:value="0" table:style-name="ce1">
            <text:p>0</text:p>
          </table:table-cell>
          <table:table-cell office:value-type="float" office:value="1.55726855096161" table:style-name="ce1">
            <text:p>1.557268551</text:p>
          </table:table-cell>
          <table:table-cell office:value-type="float" office:value="2.23705277193802" table:style-name="ce1">
            <text:p>2.237052772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plan?wicket:interface=:1:indicator:big-form:entity:mo:aspect:mo-details:name::IBehaviorListener:0:-1&amp;random=0.8394454578606031</text:p>
          </table:table-cell>
          <table:table-cell office:value-type="float" office:value="20" table:style-name="ce1">
            <text:p>20</text:p>
          </table:table-cell>
          <table:table-cell office:value-type="float" office:value="110" table:style-name="ce1">
            <text:p>110</text:p>
          </table:table-cell>
          <table:table-cell office:value-type="float" office:value="30" table:style-name="ce1">
            <text:p>30</text:p>
          </table:table-cell>
          <table:table-cell office:value-type="float" office:value="662" table:style-name="ce1">
            <text:p>662</text:p>
          </table:table-cell>
          <table:table-cell office:value-type="float" office:value="132.862287726803" table:style-name="ce1">
            <text:p>132.8622877</text:p>
          </table:table-cell>
          <table:table-cell office:value-type="float" office:value="0" table:style-name="ce1">
            <text:p>0</text:p>
          </table:table-cell>
          <table:table-cell office:value-type="float" office:value="1.5980823012385099" table:style-name="ce1">
            <text:p>1.598082301</text:p>
          </table:table-cell>
          <table:table-cell office:value-type="float" office:value="0.13733519776268399" table:style-name="ce1">
            <text:p>0.137335198</text:p>
          </table:table-cell>
          <table:table-cell office:value-type="float" office:value="88" table:style-name="ce1">
            <text:p>88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plan?wicket:interface=:1:indicator:big-form:entity:mo:aspect:mo-details:name::IBehaviorListener:0:-1&amp;random=0.6374102989115448</text:p>
          </table:table-cell>
          <table:table-cell office:value-type="float" office:value="20" table:style-name="ce1">
            <text:p>20</text:p>
          </table:table-cell>
          <table:table-cell office:value-type="float" office:value="143" table:style-name="ce1">
            <text:p>143</text:p>
          </table:table-cell>
          <table:table-cell office:value-type="float" office:value="35" table:style-name="ce1">
            <text:p>35</text:p>
          </table:table-cell>
          <table:table-cell office:value-type="float" office:value="404" table:style-name="ce1">
            <text:p>404</text:p>
          </table:table-cell>
          <table:table-cell office:value-type="float" office:value="90.399820243184095" table:style-name="ce1">
            <text:p>90.39982024</text:p>
          </table:table-cell>
          <table:table-cell office:value-type="float" office:value="0" table:style-name="ce1">
            <text:p>0</text:p>
          </table:table-cell>
          <table:table-cell office:value-type="float" office:value="2.1021652301870901" table:style-name="ce1">
            <text:p>2.10216523</text:p>
          </table:table-cell>
          <table:table-cell office:value-type="float" office:value="1.33427958140634" table:style-name="ce1">
            <text:p>1.334279581</text:p>
          </table:table-cell>
          <table:table-cell office:value-type="float" office:value="649.95000000000005" table:style-name="ce1">
            <text:p>649.95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logout</text:p>
          </table:table-cell>
          <table:table-cell office:value-type="float" office:value="20" table:style-name="ce1">
            <text:p>20</text:p>
          </table:table-cell>
          <table:table-cell office:value-type="float" office:value="27" table:style-name="ce1">
            <text:p>27</text:p>
          </table:table-cell>
          <table:table-cell office:value-type="float" office:value="9" table:style-name="ce1">
            <text:p>9</text:p>
          </table:table-cell>
          <table:table-cell office:value-type="float" office:value="97" table:style-name="ce1">
            <text:p>97</text:p>
          </table:table-cell>
          <table:table-cell office:value-type="float" office:value="21.180179413782099" table:style-name="ce1">
            <text:p>21.18017941</text:p>
          </table:table-cell>
          <table:table-cell office:value-type="float" office:value="0" table:style-name="ce1">
            <text:p>0</text:p>
          </table:table-cell>
          <table:table-cell office:value-type="float" office:value="2.0408163265306101" table:style-name="ce1">
            <text:p>2.040816327</text:p>
          </table:table-cell>
          <table:table-cell office:value-type="float" office:value="2.93168048469387" table:style-name="ce1">
            <text:p>2.931680485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5_UpdateOrg:/</text:p>
          </table:table-cell>
          <table:table-cell office:value-type="float" office:value="20" table:style-name="ce1">
            <text:p>20</text:p>
          </table:table-cell>
          <table:table-cell office:value-type="float" office:value="8" table:style-name="ce1">
            <text:p>8</text:p>
          </table:table-cell>
          <table:table-cell office:value-type="float" office:value="5" table:style-name="ce1">
            <text:p>5</text:p>
          </table:table-cell>
          <table:table-cell office:value-type="float" office:value="22" table:style-name="ce1">
            <text:p>22</text:p>
          </table:table-cell>
          <table:table-cell office:value-type="float" office:value="4.4974993051694803" table:style-name="ce1">
            <text:p>4.497499305</text:p>
          </table:table-cell>
          <table:table-cell office:value-type="float" office:value="0" table:style-name="ce1">
            <text:p>0</text:p>
          </table:table-cell>
          <table:table-cell office:value-type="float" office:value="2.0447806972702098" table:style-name="ce1">
            <text:p>2.044780697</text:p>
          </table:table-cell>
          <table:table-cell office:value-type="float" office:value="2.9373753961762601" table:style-name="ce1">
            <text:p>2.937375396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logout</text:p>
          </table:table-cell>
          <table:table-cell office:value-type="float" office:value="20" table:style-name="ce1">
            <text:p>20</text:p>
          </table:table-cell>
          <table:table-cell office:value-type="float" office:value="18" table:style-name="ce1">
            <text:p>18</text:p>
          </table:table-cell>
          <table:table-cell office:value-type="float" office:value="9" table:style-name="ce1">
            <text:p>9</text:p>
          </table:table-cell>
          <table:table-cell office:value-type="float" office:value="40" table:style-name="ce1">
            <text:p>40</text:p>
          </table:table-cell>
          <table:table-cell office:value-type="float" office:value="10.375451797391699" table:style-name="ce1">
            <text:p>10.3754518</text:p>
          </table:table-cell>
          <table:table-cell office:value-type="float" office:value="0" table:style-name="ce1">
            <text:p>0</text:p>
          </table:table-cell>
          <table:table-cell office:value-type="float" office:value="2.5227043390514599" table:style-name="ce1">
            <text:p>2.522704339</text:p>
          </table:table-cell>
          <table:table-cell office:value-type="float" office:value="3.6239239089303701" table:style-name="ce1">
            <text:p>3.623923909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C0014_UpdateTransmissionMedia:/</text:p>
          </table:table-cell>
          <table:table-cell office:value-type="float" office:value="20" table:style-name="ce1">
            <text:p>20</text:p>
          </table:table-cell>
          <table:table-cell office:value-type="float" office:value="14" table:style-name="ce1">
            <text:p>14</text:p>
          </table:table-cell>
          <table:table-cell office:value-type="float" office:value="5" table:style-name="ce1">
            <text:p>5</text:p>
          </table:table-cell>
          <table:table-cell office:value-type="float" office:value="77" table:style-name="ce1">
            <text:p>77</text:p>
          </table:table-cell>
          <table:table-cell office:value-type="float" office:value="19.707549314919898" table:style-name="ce1">
            <text:p>19.70754931</text:p>
          </table:table-cell>
          <table:table-cell office:value-type="float" office:value="0" table:style-name="ce1">
            <text:p>0</text:p>
          </table:table-cell>
          <table:table-cell office:value-type="float" office:value="2.5252525252525202" table:style-name="ce1">
            <text:p>2.525252525</text:p>
          </table:table-cell>
          <table:table-cell office:value-type="float" office:value="3.62758443813131" table:style-name="ce1">
            <text:p>3.627584438</text:p>
          </table:table-cell>
          <table:table-cell office:value-type="float" office:value="1471" table:style-name="ce1">
            <text:p>1471</text:p>
          </table:table-cell>
          <table:table-cell table:number-columns-repeated="16374"/>
        </table:table-row>
        <table:table-row table:style-name="ro1">
          <table:table-cell office:value-type="string" table:style-name="ce1">
            <text:p>TOTAL</text:p>
          </table:table-cell>
          <table:table-cell office:value-type="float" office:value="4660" table:style-name="ce1">
            <text:p>4660</text:p>
          </table:table-cell>
          <table:table-cell office:value-type="float" office:value="629" table:style-name="ce1">
            <text:p>629</text:p>
          </table:table-cell>
          <table:table-cell office:value-type="float" office:value="1" table:style-name="ce1">
            <text:p>1</text:p>
          </table:table-cell>
          <table:table-cell office:value-type="float" office:value="14116" table:style-name="ce1">
            <text:p>14116</text:p>
          </table:table-cell>
          <table:table-cell office:value-type="float" office:value="1526.8787700723501" table:style-name="ce1">
            <text:p>1526.87877</text:p>
          </table:table-cell>
          <table:table-cell office:value-type="float" office:value="0" table:style-name="ce1">
            <text:p>0</text:p>
          </table:table-cell>
          <table:table-cell office:value-type="float" office:value="170.75851960425001" table:style-name="ce1">
            <text:p>170.7585196</text:p>
          </table:table-cell>
          <table:table-cell office:value-type="float" office:value="1958.96941702546" table:style-name="ce1">
            <text:p>1958.969417</text:p>
          </table:table-cell>
          <table:table-cell office:value-type="float" office:value="11747.493991416301" table:style-name="ce1">
            <text:p>11747.49399</text:p>
          </table:table-cell>
          <table:table-cell table:number-columns-repeated="16374"/>
        </table:table-row>
        <table:table-row table:number-rows-repeated="104846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Calibri" svg:font-family="Calibri"/>
    <style:font-face style:name="Cambria" svg:font-family="Cambria"/>
  </office:font-face-decls>
  <office:styles>
    <number:number-style style:name="N0">
      <number:number number:min-integer-digits="1"/>
    </number:number-style>
    <style:style style:name="_50_0_37__32_-_32_Accent1" style:display-name="20% - Accent1" style:family="table-cell" style:data-style-name="N0">
      <style:table-cell-properties fo:background-color="#DCE6F1"/>
    </style:style>
    <style:style style:name="_50_0_37__32_-_32_Accent2" style:display-name="20% - Accent2" style:family="table-cell" style:data-style-name="N0">
      <style:table-cell-properties fo:background-color="#F2DCDB"/>
    </style:style>
    <style:style style:name="_50_0_37__32_-_32_Accent3" style:display-name="20% - Accent3" style:family="table-cell" style:data-style-name="N0">
      <style:table-cell-properties fo:background-color="#EBF1DE"/>
    </style:style>
    <style:style style:name="_50_0_37__32_-_32_Accent4" style:display-name="20% - Accent4" style:family="table-cell" style:data-style-name="N0">
      <style:table-cell-properties fo:background-color="#E4DFEC"/>
    </style:style>
    <style:style style:name="_50_0_37__32_-_32_Accent5" style:display-name="20% - Accent5" style:family="table-cell" style:data-style-name="N0">
      <style:table-cell-properties fo:background-color="#DAEEF3"/>
    </style:style>
    <style:style style:name="_50_0_37__32_-_32_Accent6" style:display-name="20% - Accent6" style:family="table-cell" style:data-style-name="N0">
      <style:table-cell-properties fo:background-color="#FDE9D9"/>
    </style:style>
    <style:style style:name="_52_0_37__32_-_32_Accent1" style:display-name="40% - Accent1" style:family="table-cell" style:data-style-name="N0">
      <style:table-cell-properties fo:background-color="#B8CCE4"/>
    </style:style>
    <style:style style:name="_52_0_37__32_-_32_Accent2" style:display-name="40% - Accent2" style:family="table-cell" style:data-style-name="N0">
      <style:table-cell-properties fo:background-color="#E6B8B7"/>
    </style:style>
    <style:style style:name="_52_0_37__32_-_32_Accent3" style:display-name="40% - Accent3" style:family="table-cell" style:data-style-name="N0">
      <style:table-cell-properties fo:background-color="#D8E4BC"/>
    </style:style>
    <style:style style:name="_52_0_37__32_-_32_Accent4" style:display-name="40% - Accent4" style:family="table-cell" style:data-style-name="N0">
      <style:table-cell-properties fo:background-color="#CCC0DA"/>
    </style:style>
    <style:style style:name="_52_0_37__32_-_32_Accent5" style:display-name="40% - Accent5" style:family="table-cell" style:data-style-name="N0">
      <style:table-cell-properties fo:background-color="#B7DEE8"/>
    </style:style>
    <style:style style:name="_52_0_37__32_-_32_Accent6" style:display-name="40% - Accent6" style:family="table-cell" style:data-style-name="N0">
      <style:table-cell-properties fo:background-color="#FCD5B4"/>
    </style:style>
    <style:style style:name="_54_0_37__32_-_32_Accent1" style:display-name="60% - Accent1" style:family="table-cell" style:data-style-name="N0">
      <style:table-cell-properties fo:background-color="#95B3D7"/>
      <style:text-properties fo:color="#FFFFFF"/>
    </style:style>
    <style:style style:name="_54_0_37__32_-_32_Accent2" style:display-name="60% - Accent2" style:family="table-cell" style:data-style-name="N0">
      <style:table-cell-properties fo:background-color="#DA9694"/>
      <style:text-properties fo:color="#FFFFFF"/>
    </style:style>
    <style:style style:name="_54_0_37__32_-_32_Accent3" style:display-name="60% - Accent3" style:family="table-cell" style:data-style-name="N0">
      <style:table-cell-properties fo:background-color="#C4D79B"/>
      <style:text-properties fo:color="#FFFFFF"/>
    </style:style>
    <style:style style:name="_54_0_37__32_-_32_Accent4" style:display-name="60% - Accent4" style:family="table-cell" style:data-style-name="N0">
      <style:table-cell-properties fo:background-color="#B1A0C7"/>
      <style:text-properties fo:color="#FFFFFF"/>
    </style:style>
    <style:style style:name="_54_0_37__32_-_32_Accent5" style:display-name="60% - Accent5" style:family="table-cell" style:data-style-name="N0">
      <style:table-cell-properties fo:background-color="#92CDDC"/>
      <style:text-properties fo:color="#FFFFFF"/>
    </style:style>
    <style:style style:name="_54_0_37__32_-_32_Accent6" style:display-name="60% - Accent6" style:family="table-cell" style:data-style-name="N0">
      <style:table-cell-properties fo:background-color="#FABF8F"/>
      <style:text-properties fo:color="#FFFFFF"/>
    </style:style>
    <style:style style:name="Accent1" style:family="table-cell" style:data-style-name="N0">
      <style:table-cell-properties fo:background-color="#4F81BD"/>
      <style:text-properties fo:color="#FFFFFF"/>
    </style:style>
    <style:style style:name="Accent2" style:family="table-cell" style:data-style-name="N0">
      <style:table-cell-properties fo:background-color="#C0504D"/>
      <style:text-properties fo:color="#FFFFFF"/>
    </style:style>
    <style:style style:name="Accent3" style:family="table-cell" style:data-style-name="N0">
      <style:table-cell-properties fo:background-color="#9BBB59"/>
      <style:text-properties fo:color="#FFFFFF"/>
    </style:style>
    <style:style style:name="Accent4" style:family="table-cell" style:data-style-name="N0">
      <style:table-cell-properties fo:background-color="#8064A2"/>
      <style:text-properties fo:color="#FFFFFF"/>
    </style:style>
    <style:style style:name="Accent5" style:family="table-cell" style:data-style-name="N0">
      <style:table-cell-properties fo:background-color="#4BACC6"/>
      <style:text-properties fo:color="#FFFFFF"/>
    </style:style>
    <style:style style:name="Accent6" style:family="table-cell" style:data-style-name="N0">
      <style:table-cell-properties fo:background-color="#F79646"/>
      <style:text-properties fo:color="#FFFFFF"/>
    </style:style>
    <style:style style:name="Bad" style:family="table-cell" style:data-style-name="N0">
      <style:table-cell-properties fo:background-color="#FFC7CE"/>
      <style:text-properties fo:color="#9C0006"/>
    </style:style>
    <style:style style:name="Calculation" style:family="table-cell" style:data-style-name="N0">
      <style:table-cell-properties fo:border="thin solid #7F7F7F" fo:background-color="#F2F2F2"/>
      <style:text-properties fo:color="#FA7D00" fo:font-weight="bold" style:font-weight-asian="bold" style:font-weight-complex="bold"/>
    </style:style>
    <style:style style:name="Check_32_Cell" style:display-name="Check Cell" style:family="table-cell" style:data-style-name="N0">
      <style:table-cell-properties fo:border="thin double #3F3F3F" fo:background-color="#A5A5A5"/>
      <style:text-properties fo:color="#FFFFFF" fo:font-weight="bold" style:font-weight-asian="bold" style:font-weight-complex="bold"/>
    </style:style>
    <style:style style:name="Explanatory_32_Text" style:display-name="Explanatory Text" style:family="table-cell" style:data-style-name="N0">
      <style:text-properties fo:color="#7F7F7F" fo:font-style="italic" style:font-style-asian="italic" style:font-style-complex="italic"/>
    </style:style>
    <style:style style:name="Good" style:family="table-cell" style:data-style-name="N0">
      <style:table-cell-properties fo:background-color="#C6EFCE"/>
      <style:text-properties fo:color="#006100"/>
    </style:style>
    <style:style style:name="Heading_32_1" style:display-name="Heading 1" style:family="table-cell" style:data-style-name="N0">
      <style:table-cell-properties fo:border-top="none" fo:border-bottom="thick solid #4F81BD" fo:border-left="none" fo:border-right="none"/>
      <style:text-properties fo:color="#1F497D" fo:font-size="15pt" style:font-size-asian="15pt" style:font-size-complex="15pt" fo:font-weight="bold" style:font-weight-asian="bold" style:font-weight-complex="bold"/>
    </style:style>
    <style:style style:name="Heading_32_2" style:display-name="Heading 2" style:family="table-cell" style:data-style-name="N0">
      <style:table-cell-properties fo:border-top="none" fo:border-bottom="thick solid #A7BFDE" fo:border-left="none" fo:border-right="none"/>
      <style:text-properties fo:color="#1F497D" fo:font-size="13pt" style:font-size-asian="13pt" style:font-size-complex="13pt" fo:font-weight="bold" style:font-weight-asian="bold" style:font-weight-complex="bold"/>
    </style:style>
    <style:style style:name="Heading_32_3" style:display-name="Heading 3" style:family="table-cell" style:data-style-name="N0">
      <style:table-cell-properties fo:border-top="none" fo:border-bottom="2pt solid #95B3D7" fo:border-left="none" fo:border-right="none"/>
      <style:text-properties fo:color="#1F497D" fo:font-weight="bold" style:font-weight-asian="bold" style:font-weight-complex="bold"/>
    </style:style>
    <style:style style:name="Heading_32_4" style:display-name="Heading 4" style:family="table-cell" style:data-style-name="N0">
      <style:text-properties fo:color="#1F497D" fo:font-weight="bold" style:font-weight-asian="bold" style:font-weight-complex="bold"/>
    </style:style>
    <style:style style:name="Input" style:family="table-cell" style:data-style-name="N0">
      <style:table-cell-properties fo:border="thin solid #7F7F7F" fo:background-color="#FFCC99"/>
      <style:text-properties fo:color="#3F3F76"/>
    </style:style>
    <style:style style:name="Linked_32_Cell" style:display-name="Linked Cell" style:family="table-cell" style:data-style-name="N0">
      <style:table-cell-properties fo:border-top="none" fo:border-bottom="thin double #FF8001" fo:border-left="none" fo:border-right="none"/>
      <style:text-properties fo:color="#FA7D00"/>
    </style:style>
    <style:style style:name="Neutral" style:family="table-cell" style:data-style-name="N0">
      <style:table-cell-properties fo:background-color="#FFEB9C"/>
      <style:text-properties fo:color="#9C65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B2B2B2" fo:background-color="#FFFFCC"/>
    </style:style>
    <style:style style:name="Output" style:family="table-cell" style:data-style-name="N0">
      <style:table-cell-properties fo:border="thin solid #3F3F3F" fo:background-color="#F2F2F2"/>
      <style:text-properties fo:color="#3F3F3F" fo:font-weight="bold" style:font-weight-asian="bold" style:font-weight-complex="bold"/>
    </style:style>
    <style:style style:name="Title" style:family="table-cell" style:data-style-name="N0">
      <style:text-properties fo:color="#1F497D" style:font-name="Cambria" style:font-name-asian="Cambria" style:font-name-complex="Cambria" fo:font-size="18pt" style:font-size-asian="18pt" style:font-size-complex="18pt" fo:font-weight="bold" style:font-weight-asian="bold" style:font-weight-complex="bold"/>
    </style:style>
    <style:style style:name="Total" style:family="table-cell" style:data-style-name="N0">
      <style:table-cell-properties fo:border-top="thin solid #4F81BD" fo:border-bottom="thin double #4F81BD" fo:border-left="none" fo:border-right="none"/>
      <style:text-properties fo:font-weight="bold" style:font-weight-asian="bold" style:font-weight-complex="bold"/>
    </style:style>
    <style:style style:name="Warning_32_Text" style:display-name="Warning Text" style:family="table-cell" style:data-style-name="N0">
      <style:text-properties fo:color="#FF0000"/>
    </style: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Administrator</meta:initial-creator>
    <dc:creator>Windows User</dc:creator>
    <meta:creation-date>2011-06-17T14:02:40Z</meta:creation-date>
    <dc:date>2011-06-17T14:02:40Z</dc:date>
  </office:meta>
</office:document-meta>
</file>